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text:line-break/> * ProgettoLabInf.c<text:line-break/> *<text:line-break/> * <text:s/>Created on: 04 set 2018<text:line-break/> * <text:s/>Author: Matteo Luceri<text:line-break/> */<text:line-break/><text:line-break/>/* Librerie usate */<text:line-break/>#include &lt;stdlib.h&gt;<text:line-break/>#include &lt;stdio.h&gt;<text:line-break/>#include &lt;string.h&gt;<text:line-break/><text:line-break/><text:line-break/>/* Definisco alcune variabili globali*/<text:line-break/>#define max_ombrelloni 35<text:line-break/>#define max_file 10<text:line-break/>#define anno_corrente 2018<text:line-break/><text:line-break/>/* Strutture usate */<text:line-break/><text:line-break/>/* Struttura data */<text:line-break/>typedef struct<text:line-break/>{<text:line-break/><text:tab/>int giorno;<text:line-break/><text:tab/>int mese;<text:line-break/><text:tab/>int anno;<text:line-break/>} data_t;<text:line-break/><text:line-break/>/* Struttura cliente (comprende anche data_t)*/<text:line-break/>typedef struct<text:line-break/>{<text:line-break/><text:tab/>char email [40];<text:line-break/><text:tab/>char password [20];<text:line-break/><text:tab/>char cod_fiscale [20];<text:line-break/><text:tab/>char nome [20];<text:line-break/><text:tab/>char cognome [20];<text:line-break/><text:tab/>data_t nascita;<text:line-break/><text:tab/>double sconto; /*sconto applicato al totale */<text:line-break/>} cliente_t;<text:line-break/><text:line-break/>/* Struttura tipo ombrellone. */<text:line-break/>typedef struct<text:line-break/>{<text:line-break/><text:tab/>int ombrellone;<text:line-break/><text:tab/>int fila_o; /* fila di ombrellone */<text:line-break/><text:tab/>int doppia_prenotazione; /* la useremo per segnalare l'eventualità di doppie prenotazioni durante la giornata<text:line-break/><text:tab/>(per esempio: una la mattina, un altra il pomeriggio)*/<text:line-break/><text:tab/>int check; /* verifica la disponibilità dell'ombrellone */<text:line-break/>} ombrellone_t;<text:line-break/><text:line-break/>/* Struttura prenotazione */<text:line-break/>typedef struct<text:line-break/><text:soft-page-break/>{<text:line-break/><text:tab/>int cod;<text:line-break/><text:tab/>char email [40];<text:line-break/><text:tab/>data_t data;<text:line-break/><text:tab/>int tipo;<text:line-break/><text:tab/>ombrellone_t num_ombrellone;<text:line-break/><text:tab/>int num_lettini;<text:line-break/><text:tab/>int num_sedie;<text:line-break/><text:tab/>double costo;<text:line-break/>} prenotazione_t;<text:line-break/><text:line-break/>/* Struttura array di tipo ombrellone<text:line-break/> rappresenta una fila */<text:line-break/>typedef struct<text:line-break/>{<text:line-break/><text:tab/>ombrellone_t ombrelloni[35];<text:line-break/>} pren_ombr_disponibile_t;<text:line-break/><text:line-break/><text:line-break/>/* Prototipi di funzione */<text:line-break/>double login ( cliente_t [], int );<text:line-break/>int leggi_conta_csv_clienti (cliente_t []);<text:line-break/>int leggi_conta_csv_prenotazioni (prenotazione_t [] );<text:line-break/>int verifica_email(char [],cliente_t [], int <text:s/>, int *);<text:line-break/>int verifica_password (char [],cliente_t [], int );<text:line-break/>void modifica_dati (cliente_t [], int , int );<text:line-break/>void stampa_clienti ( cliente_t [], int );<text:line-break/>int controllo_data (int , data_t );<text:line-break/>void prenota_ombrellone(prenotazione_t [] , int ,cliente_t [] , int <text:s/>);<text:line-break/>int confronta_prenotazione_num_ombrellone_fila (prenotazione_t <text:s/>[],ombrellone_t );<text:line-break/>int confronta_prenotazione_fila (prenotazione_t [], ombrellone_t , int );<text:line-break/>void stampa_nuova_prenotazione (cliente_t [], int , data_t, ombrellone_t, prenotazione_t [], int ,int , int , int , double) ;<text:line-break/>void stampa_prenotazione(prenotazione_t [], int );<text:line-break/>int tipo_mpg ();<text:line-break/>int lettini ();<text:line-break/>int sedie ();<text:line-break/>double calcola_totale (double , ombrellone_t ,int , int , int <text:s/>);<text:line-break/>void stampa_tipo(int );<text:line-break/>void ombrelloni_disponibili_fila (prenotazione_t [], int );<text:line-break/>int confronta_prenotazione_data_input (prenotazione_t [], int , data_t );<text:line-break/>int controlla_tipo_giornata ( int , int );<text:line-break/>void stampa_ombrelloni_liberi (pren_ombr_disponibile_t );<text:line-break/>void ombrelloni_disponibili_fila_cresc_decr (prenotazione_t [], int );<text:line-break/>void verifica_disp_tutti_ombrelloni (prenotazione_t <text:s/>[], data_t , int ,int ,int ,ombrellone_t [] );<text:line-break/>void modifica_prenotazione_tipo_ombrellone(prenotazione_t [], int , int , int , cliente_t [] );<text:line-break/><text:soft-page-break/>void modifica_tipo_prenotazione(prenotazione_t [], int , int );<text:line-break/>void modifica_num_ombrellone_prenotazione (prenotazione_t [] , int, int);<text:line-break/>void stampa_a_video_prenotazione(prenotazione_t);<text:line-break/>void rimuovi_prenotazione(prenotazione_t [], int , cliente_t );<text:line-break/>void stampa_rimuovi_prenotazione (prenotazione_t [], int , int);<text:line-break/>void salva_prenotazioni_per_data();<text:line-break/>void ordinamento_prenotazioni_data (prenotazione_t [], int );<text:line-break/>int data_estesa (int , int , int );<text:line-break/><text:line-break/>/* Funzione Main */<text:line-break/>int main(void)<text:line-break/>{<text:line-break/><text:tab/>int <text:tab/>num_clienti = 0,<text:line-break/><text:tab/><text:tab/><text:tab/>num_prenotazioni = 0,<text:line-break/><text:tab/><text:tab/><text:tab/>indice_cliente = 0,<text:tab/><text:tab/>/* indice del cliente che eseguirà l'accesso*/<text:line-break/><text:tab/><text:tab/><text:tab/>x = 0, <text:tab/><text:tab/><text:tab/><text:tab/><text:tab/>/* usata nello switch del menu*/<text:line-break/><text:tab/><text:tab/><text:tab/>uscita = 0; <text:tab/><text:tab/><text:tab/>/* variabile di controllo uscita del do-while*/<text:line-break/><text:tab/>cliente_t clienti[200]; <text:tab/><text:tab/>/*variabili di appoggio per la lettura da file*/<text:line-break/><text:tab/>prenotazione_t prenotazioni[200];<text:line-break/><text:line-break/><text:tab/>num_clienti = leggi_conta_csv_clienti(clienti); <text:tab/><text:tab/><text:tab/><text:tab/><text:tab/>/*legge da file il numero dei clienti ed i loro dati*/<text:line-break/><text:tab/>num_prenotazioni = leggi_conta_csv_prenotazioni(prenotazioni);<text:tab/><text:tab/>/*analogamente per le prenotazioni*/<text:line-break/><text:line-break/><text:tab/>printf("Benvenuto nel programma di gestione delle prenotazioni Lido 'Por do Sol' !\n");<text:line-break/><text:line-break/><text:line-break/><text:line-break/><text:tab/>if ( ( indice_cliente = login(clienti,num_clienti) ) != -1 ) {<text:tab/> /* -1 come valore in caso di errore<text:line-break/><text:tab/><text:tab/><text:tab/><text:tab/><text:tab/><text:tab/><text:tab/><text:tab/><text:tab/><text:tab/><text:tab/><text:tab/><text:tab/><text:tab/><text:tab/><text:tab/><text:tab/><text:tab/>invece ci si aspetta un intero rappresentante<text:line-break/><text:tab/><text:tab/><text:tab/><text:tab/><text:tab/><text:tab/><text:tab/><text:tab/><text:tab/><text:tab/><text:tab/><text:tab/><text:tab/><text:tab/><text:tab/><text:tab/><text:tab/><text:tab/>l'indice del cliente in questione */<text:line-break/><text:tab/><text:tab/>printf("\n\tAccesso avvenuto con successo ! \n\n\n");<text:line-break/><text:tab/><text:tab/>do { /*Menu' iterativo grazie cui si accede a tutte le funzioni del programma */<text:line-break/><text:tab/><text:tab/><text:tab/>printf("\n\n\n\t\t\t. . . MENU'. . .\t\t\t\n");<text:line-break/><text:tab/><text:tab/><text:tab/>printf("\tPrego, digitare il numero relativo all'istanza che si vuole eseguire :\n");<text:line-break/><text:tab/><text:tab/><text:tab/>printf("\t1) Modifica dati personali\n\t2) Prenota un ombrellone\n\t3) Mostra ombrelloni "<text:line-break/><text:tab/><text:tab/><text:tab/><text:tab/><text:tab/>"liberi in un dato giorno scelta una fila\n\t4) Mostra ombrelloni liberi in un dato "<text:line-break/><text:tab/><text:tab/><text:tab/><text:tab/><text:tab/>"giorno in ordine crescente/decrescente <text:soft-page-break/>\n\t5) Modifica prenotazione\n\t6) Elimina prenotazione"<text:line-break/><text:tab/><text:tab/><text:tab/><text:tab/><text:tab/>"\n\t7) Salva le prenotazioni di un giorno in un file\n\t0) Termina e salva le modifiche.\n");<text:line-break/><text:tab/><text:tab/><text:tab/>scanf("%d", &amp;x);<text:line-break/><text:tab/><text:tab/><text:tab/>fflush(stdin);<text:line-break/><text:line-break/><text:tab/><text:tab/><text:tab/>switch (x) {<text:line-break/><text:tab/><text:tab/><text:tab/>case 1 : /* Permette di modificare tutti i campi cliente eccetto e-mail */<text:line-break/><text:tab/><text:tab/><text:tab/><text:tab/>modifica_dati(clienti,indice_cliente,num_clienti);<text:line-break/><text:tab/><text:tab/><text:tab/><text:tab/>printf("\n\t\t\tModifiche avvenute con successo !\n");<text:line-break/><text:tab/><text:tab/><text:tab/><text:tab/>uscita++;<text:line-break/><text:tab/><text:tab/><text:tab/><text:tab/>break;<text:line-break/><text:tab/><text:tab/><text:tab/>case 2 : /* Permette di effettuare una prenotazione */<text:line-break/><text:tab/><text:tab/><text:tab/><text:tab/>num_prenotazioni = leggi_conta_csv_prenotazioni(prenotazioni);<text:line-break/><text:tab/><text:tab/><text:tab/><text:tab/>prenota_ombrellone (prenotazioni,num_prenotazioni, clienti,indice_cliente);<text:line-break/><text:tab/><text:tab/><text:tab/><text:tab/>uscita++;<text:line-break/><text:tab/><text:tab/><text:tab/><text:tab/>break;<text:line-break/><text:tab/><text:tab/><text:tab/>case 3 : /* Permette di verificare la disponibilità di una data fila di ombrelloni<text:line-break/><text:tab/><text:tab/><text:tab/><text:tab/><text:tab/> <text:s/>Attenzione ! nelle successive funzioni verrà richiamata spesso la funzione leggi_conta_csv<text:line-break/><text:tab/><text:tab/><text:tab/><text:tab/><text:tab/> <text:s/>Ciò per garantire il costante aggiornamento in real time dei file di i/o e dei dati ad essi associati */<text:line-break/><text:tab/><text:tab/><text:tab/><text:tab/>num_prenotazioni = leggi_conta_csv_prenotazioni(prenotazioni);<text:line-break/><text:tab/><text:tab/><text:tab/><text:tab/>ombrelloni_disponibili_fila(prenotazioni,num_prenotazioni);<text:line-break/><text:tab/><text:tab/><text:tab/><text:tab/>uscita++;<text:line-break/><text:tab/><text:tab/><text:tab/><text:tab/>break;<text:line-break/><text:tab/><text:tab/><text:tab/>case 4 : <text:s/>/* Permette di verificare la disponibilità di tutte le file disponendo<text:line-break/><text:tab/><text:tab/><text:tab/><text:tab/> <text:s text:c="5"/>le file in ordine crescente/decrescente */<text:line-break/><text:tab/><text:tab/><text:tab/><text:tab/>num_prenotazioni = leggi_conta_csv_prenotazioni(prenotazioni);<text:line-break/><text:tab/><text:tab/><text:tab/><text:tab/>ombrelloni_disponibili_fila_cresc_decr (prenotazioni, num_prenotazioni);<text:line-break/><text:tab/><text:tab/><text:tab/><text:tab/>uscita++;<text:line-break/><text:tab/><text:tab/><text:tab/><text:tab/>break;<text:line-break/><text:tab/><text:tab/><text:tab/>case 5 : /*Permette la modifica dei campi tipo e ombrellone di una prenotazione */<text:line-break/><text:tab/><text:tab/><text:tab/><text:tab/>num_prenotazioni = leggi_conta_csv_prenotazioni(prenotazioni);<text:line-break/><text:tab/><text:tab/><text:tab/><text:tab/>modifica_prenotazione_tipo_ombrellone(prenotazioni,num_prenotazion<text:soft-page-break/>i, indice_cliente,num_clienti,clienti);<text:line-break/><text:tab/><text:tab/><text:tab/><text:tab/>uscita++;<text:line-break/><text:tab/><text:tab/><text:tab/><text:tab/>break;<text:line-break/><text:tab/><text:tab/><text:tab/>case 6 :/*Permette la rimozione di una prenotazione */<text:line-break/><text:tab/><text:tab/><text:tab/><text:tab/>num_prenotazioni = leggi_conta_csv_prenotazioni(prenotazioni);<text:line-break/><text:tab/><text:tab/><text:tab/><text:tab/>rimuovi_prenotazione(prenotazioni,num_prenotazioni,clienti[indice_cliente]);<text:line-break/><text:tab/><text:tab/><text:tab/><text:tab/>uscita++;<text:line-break/><text:tab/><text:tab/><text:tab/><text:tab/>break;<text:line-break/><text:tab/><text:tab/><text:tab/>case 7 : /*Permette la stampa su file di tutte le prenotazioni per ogni data*/<text:line-break/><text:tab/><text:tab/><text:tab/><text:tab/>num_prenotazioni = leggi_conta_csv_prenotazioni(prenotazioni);<text:line-break/><text:tab/><text:tab/><text:tab/><text:tab/>salva_prenotazioni_per_data(prenotazioni,num_prenotazioni);<text:line-break/><text:tab/><text:tab/><text:tab/><text:tab/>uscita++;<text:line-break/><text:tab/><text:tab/><text:tab/><text:tab/>break;<text:line-break/><text:tab/><text:tab/><text:tab/>case 0 : /* Salva/aggiorna i dati , termina il programma*/<text:line-break/><text:tab/><text:tab/><text:tab/><text:tab/>stampa_clienti(clienti,num_clienti);<text:line-break/><text:tab/><text:tab/><text:tab/><text:tab/>stampa_prenotazione(prenotazioni, num_prenotazioni);<text:line-break/><text:tab/><text:tab/><text:tab/><text:tab/>uscita = 0;<text:line-break/><text:tab/><text:tab/><text:tab/><text:tab/>break;<text:line-break/><text:tab/><text:tab/><text:tab/>}<text:line-break/><text:tab/><text:tab/>} while (uscita != 0);<text:line-break/><text:tab/>} else { /* Qualora ritornasse il famoso valore double (1.5) */<text:line-break/><text:tab/><text:tab/>printf("\nAccesso negato!\n");<text:line-break/><text:tab/>}<text:line-break/><text:line-break/><text:line-break/><text:tab/>return (0);<text:line-break/>}<text:line-break/><text:line-break/>/*Definizione delle funzioni */<text:line-break/><text:line-break/>/** Funzione login<text:line-break/> *<text:line-break/> * @param cli , l'array della struttura clienti<text:line-break/> * @param num_cli, il numero dei clienti<text:line-break/> * @return ritornerà il l'indice del cliente o , -1<text:line-break/><text:tab/><text:tab/><text:tab/>indicante un valore negativo che idicherà l'errore al sistema<text:line-break/> */<text:line-break/>/*E ffettuerà un confronto fra l'e-mail e la password restituite dall'utetente in input con le credenziali<text:line-break/> salvate nel file clienti.csv */<text:line-break/>double login ( cliente_t cli [], int num_cli)<text:line-break/><text:soft-page-break/>{<text:line-break/><text:tab/>/*uscita dei cicli di controllo per: */<text:line-break/><text:tab/>int controllo_e = 0, <text:s/>/* 1) email*/<text:line-break/><text:tab/><text:tab/><text:tab/>controllo_p = 0, /*2) password*/<text:line-break/><text:tab/><text:tab/><text:tab/>uscita = 0, /* do-while*/<text:line-break/><text:tab/><text:tab/><text:tab/>uscita_anticipata = 0, /* do-while*/<text:line-break/><text:tab/><text:tab/><text:tab/>indice_c = 0;<text:line-break/><text:tab/>char email_input [40],<text:line-break/><text:tab/>password_input [10],<text:line-break/><text:tab/>risposta;<text:line-break/><text:line-break/><text:tab/>printf("\n\n\n\t\tLOGIN\t\t\n\tPrego inserire credenziali di accesso :\n");<text:line-break/><text:line-break/><text:tab/>do {<text:line-break/><text:tab/><text:tab/>/* se incremento controllo_p ,non permetto l'inserimento/reinserimento della password<text:line-break/><text:tab/><text:tab/><text:tab/>se incremento controllo_e,non permetto l'inserimento/reinserimento della e-mail<text:line-break/><text:tab/><text:tab/> <text:tab/>se uscita anticipata = 1 oppure 2 esco in anticipo dal do-while<text:line-break/><text:tab/><text:tab/><text:tab/>se uscita = 1 <text:s/>esco dal ciclo do-while<text:line-break/><text:tab/><text:tab/> <text:tab/>solo quando uscita = 1 e uscita_anticipata = 2 saprò che il login è avvenuto con successo<text:line-break/><text:tab/><text:tab/><text:tab/>altrimenti se uscita = 1 e uscita_anticipata= 1 saprò che il login <text:s/>non è avvenuto con successo*/<text:line-break/><text:line-break/><text:tab/><text:tab/>if (controllo_e == 0) {<text:line-break/><text:tab/><text:tab/><text:tab/>printf("\n\t\tInserire e-mail:\t"); /*Acquisisco in input le credenziali di accesso*/<text:line-break/><text:tab/><text:tab/><text:tab/>fflush(stdin);<text:line-break/><text:tab/><text:tab/><text:tab/>gets(email_input);<text:line-break/><text:line-break/><text:tab/><text:tab/><text:tab/>if ( verifica_email(email_input,cli,num_cli,&amp;indice_c) == 0 ) { /* richiamo la funziona che controlla l'email*/<text:line-break/><text:tab/><text:tab/><text:tab/><text:tab/>printf("\n\tE-mail errata o inesistente !"); /* se è sbagliata, chiedo se riprovare*/<text:line-break/><text:line-break/><text:tab/><text:tab/><text:tab/><text:tab/>printf("\n\tRiprovare ad inserire l'e-mail?\n\t Si (S)\t No (N) ");<text:line-break/><text:tab/><text:tab/><text:tab/><text:tab/>fflush(stdin);<text:line-break/><text:tab/><text:tab/><text:tab/><text:tab/>risposta = getchar();<text:line-break/><text:line-break/><text:tab/><text:tab/><text:tab/><text:tab/>if (risposta == 'S' || risposta == 's') { /* si, re inserisco l'email*/<text:line-break/><text:tab/><text:tab/><text:tab/><text:tab/><text:tab/>controllo_e = 0;<text:line-break/><text:tab/><text:tab/><text:tab/><text:tab/><text:tab/>controllo_p++;<text:line-break/><text:tab/><text:tab/><text:tab/><text:tab/>}<text:line-break/><text:tab/><text:tab/><text:tab/><text:tab/>else if (risposta == 'N' || risposta == 'n') { /* no ,esco in anticipo*/<text:line-break/><text:tab/><text:tab/><text:tab/><text:tab/><text:tab/>uscita_anticipata = 1;<text:line-break/><text:tab/><text:tab/><text:tab/><text:tab/><text:tab/>uscita = 1;<text:line-break/><text:soft-page-break/><text:tab/><text:tab/><text:tab/><text:tab/><text:tab/>controllo_e++;<text:line-break/><text:tab/><text:tab/><text:tab/><text:tab/><text:tab/>controllo_p++;<text:line-break/><text:tab/><text:tab/><text:tab/><text:tab/>}<text:line-break/><text:tab/><text:tab/><text:tab/><text:tab/>else {<text:line-break/><text:tab/><text:tab/><text:tab/><text:tab/><text:tab/>printf("\n\tInput non valido ! Riavvio ...\n\n");<text:line-break/><text:tab/><text:tab/><text:tab/><text:tab/><text:tab/>controllo_p++;<text:line-break/><text:tab/><text:tab/><text:tab/><text:tab/>}<text:line-break/><text:tab/><text:tab/><text:tab/>} else { /* altrimenti controllo_password = 0, passo successivo*/<text:line-break/><text:tab/><text:tab/><text:tab/><text:tab/>controllo_p = 0;<text:line-break/><text:tab/><text:tab/><text:tab/>}<text:line-break/><text:tab/><text:tab/>}<text:line-break/><text:line-break/><text:tab/><text:tab/>if (controllo_p == 0) {<text:line-break/><text:tab/><text:tab/><text:tab/>printf("\n\t\tInserire password:\t"); /*Acquisisco la password*/<text:line-break/><text:tab/><text:tab/><text:tab/>fflush(stdin);<text:line-break/><text:tab/><text:tab/><text:tab/>gets(password_input);<text:line-break/><text:line-break/><text:tab/><text:tab/><text:tab/>if ( verifica_password(password_input,cli,num_cli) == 0 ) { /* richiamo la funzione di verifica per la password*/<text:line-break/><text:tab/><text:tab/><text:tab/><text:tab/>printf("\n\tPassword errata o inesistente !");<text:tab/>/*Se sbagliata*/<text:line-break/><text:tab/><text:tab/><text:tab/><text:tab/>printf("\n\tRiprovare ad inserire la password?\n\t Si (S)\t No (N) ");<text:line-break/><text:tab/><text:tab/><text:tab/><text:tab/>fflush(stdin);<text:line-break/><text:tab/><text:tab/><text:tab/><text:tab/>risposta = getchar();<text:line-break/><text:tab/><text:tab/><text:tab/><text:tab/>if (risposta == 'S' || risposta == 's') { /*si, re inserisco la password*/<text:line-break/><text:tab/><text:tab/><text:tab/><text:tab/><text:tab/>controllo_p</text:p>
      <text:p text:style-name="P1"><text:s/>= 0;<text:line-break/><text:tab/><text:tab/><text:tab/><text:tab/><text:tab/>controllo_e++;<text:line-break/><text:tab/><text:tab/><text:tab/><text:tab/>}<text:line-break/><text:tab/><text:tab/><text:tab/><text:tab/>else if (risposta == 'N' || risposta == 'n') { /* no, esco in anticipato*/<text:line-break/><text:tab/><text:tab/><text:tab/><text:tab/><text:tab/>uscita_anticipata = 1;<text:line-break/><text:tab/><text:tab/><text:tab/><text:tab/><text:tab/>uscita = 1;<text:line-break/><text:tab/><text:tab/><text:tab/><text:tab/><text:tab/>controllo_e++;<text:line-break/><text:tab/><text:tab/><text:tab/><text:tab/><text:tab/>controllo_p++;<text:line-break/><text:tab/><text:tab/><text:tab/><text:tab/>}<text:line-break/><text:tab/><text:tab/><text:tab/><text:tab/>else {<text:line-break/><text:tab/><text:tab/><text:tab/><text:tab/><text:tab/>printf("\n\tInput non valido ! Riavvio ...\n\n");<text:line-break/><text:tab/><text:tab/><text:tab/><text:tab/><text:tab/>controllo_p = 0;<text:line-break/><text:tab/><text:tab/><text:tab/><text:tab/>}<text:line-break/><text:tab/><text:tab/><text:tab/>} else { /* posso uscire, uscita = 1 , uscita anticipata = 2*/<text:line-break/><text:tab/><text:tab/><text:tab/><text:tab/>uscita = 1;<text:line-break/><text:tab/><text:tab/><text:tab/><text:tab/>uscita_anticipata = 2;<text:line-break/><text:tab/><text:tab/><text:tab/>}<text:line-break/><text:tab/><text:tab/>}<text:line-break/><text:tab/>} while (uscita != 1 &amp;&amp; (uscita_anticipata != 1 || <text:soft-page-break/>uscita_anticipata != 2 ));<text:line-break/><text:line-break/><text:tab/>/* solo al verificarsi delle seguenti condizioni ritorno l'indice del cliente altrimenti un numero negativo di errore*/<text:line-break/><text:tab/>if (uscita == 1 &amp;&amp; uscita_anticipata == 2) {<text:line-break/><text:tab/><text:tab/>return (indice_c);<text:line-break/><text:tab/>} else {<text:line-break/><text:tab/><text:tab/>return (-1);<text:line-break/><text:tab/>}<text:line-break/>}<text:line-break/><text:line-break/>/* Funzione di lettura da file del csv clienti. Inoltre ritorno il numero di righe*/<text:line-break/>/*<text:line-break/> *<text:line-break/> * @param cli , l'array di strutture clienti<text:line-break/> * @return il numero delle righe del file<text:line-break/> */<text:line-break/><text:line-break/>int leggi_conta_csv_clienti (cliente_t cli []) {<text:line-break/><text:line-break/><text:tab/>FILE* file; /* puntatore al file*/<text:line-break/><text:tab/>char dati[200]; /* stringa di dati per l'acquisizione da file*/<text:line-break/><text:tab/>int i,<text:line-break/><text:tab/>righe = 0; /* conterà le righe e le ritornerà*/<text:line-break/><text:line-break/><text:line-break/><text:tab/>if( (file = fopen("clienti.csv", "r"))== NULL ) { <text:s text:c="4"/>/* Aprò il file in lettura, Errore , se non riesco */<text:line-break/><text:tab/><text:tab/>printf("Impossibile aprire il file\n");<text:line-break/><text:tab/>}<text:line-break/><text:tab/>else { /* altrimenti, copio tutti i dati dal file nella mia variabile di appoggio<text:line-break/><text:tab/><text:tab/> <text:s text:c="3"/>le virgole fungeranno da divisore fra le word*/<text:line-break/><text:tab/><text:tab/>i=0;<text:line-break/><text:tab/><text:tab/>while(fscanf(file,"%s",dati) == 1) {<text:line-break/><text:tab/><text:tab/><text:tab/>fflush(stdin);<text:line-break/><text:tab/><text:tab/><text:tab/>strcat(cli[i].email,strtok(dati, ",")); <text:tab/><text:tab/>/* leggerà da token a token, e copierà i dati "catturati"*/<text:line-break/><text:tab/><text:tab/><text:tab/>strcat(cli[i].password, strtok(NULL, ","));<text:tab/><text:tab/>/* riponendoli nell'apposito campo della struttura*/<text:line-break/><text:tab/><text:tab/><text:tab/>strcat(cli[i].cod_fiscale, strtok(NULL, ","));<text:line-break/><text:tab/><text:tab/><text:tab/>strcat(cli[i].cognome, strtok(NULL, ","));<text:line-break/><text:tab/><text:tab/><text:tab/>strcat(cli[i].nome, strtok(NULL, ","));<text:line-break/><text:tab/><text:tab/><text:tab/>cli[i].nascita.giorno = atoi(strtok(NULL, ",")); /* per le variabile intere eseguirò una conversione*/<text:line-break/><text:tab/><text:tab/><text:tab/>cli[i].nascita.mese = atoi(strtok(NULL, ","));<text:line-break/><text:tab/><text:tab/><text:tab/>cli[i].nascita.anno = atoi(strtok(NULL, ","));<text:line-break/><text:tab/><text:tab/><text:tab/>cli[i].sconto = atof(strtok(NULL, ";")); /* per la varibile reale*/<text:line-break/><text:tab/><text:tab/><text:tab/>i++;<text:line-break/><text:tab/><text:tab/><text:tab/>printf("%d",i);<text:line-break/><text:soft-page-break/><text:tab/><text:tab/>}<text:line-break/><text:tab/><text:tab/>righe = i;/* salvo le righe grazie all'indice i*/<text:line-break/><text:tab/>}<text:line-break/><text:line-break/><text:tab/>fclose(file);<text:line-break/><text:tab/>return (righe); /* chiudo il filo e ritorno il valore*/<text:line-break/>}<text:line-break/><text:line-break/>/* Funzione di lettura da file del csv prenotazioni. Inoltre ritorno il numero di righe*/<text:line-break/>/* il procedimento è analogo a quello visto nella funzione precedente*/<text:line-break/>/*<text:line-break/> *<text:line-break/> * @param pren, l'array di strutture prenotazione<text:line-break/> * @return il numero delle righe del file in oggetto<text:line-break/> */<text:line-break/><text:line-break/>int leggi_conta_csv_prenotazioni(prenotazione_t pren []) {<text:line-break/><text:tab/>FILE* file;<text:line-break/><text:tab/>char dati[200];<text:line-break/><text:tab/>int i, righe=0;<text:line-break/><text:line-break/><text:tab/>if((file = fopen("prenotazioni.csv", "r"))==NULL) {<text:line-break/><text:tab/><text:tab/>printf("Impossibile aprire il file\n");<text:line-break/><text:tab/>}<text:line-break/><text:tab/>else {<text:line-break/><text:tab/><text:tab/>i=0;<text:line-break/><text:tab/><text:tab/>while(fscanf(file,"%s",dati) == 1) {<text:line-break/><text:tab/><text:tab/><text:tab/>fflush(stdin);<text:line-break/><text:tab/><text:tab/><text:tab/>pren[i].cod = atoi(strtok (dati, ","));<text:line-break/><text:tab/><text:tab/><text:tab/>strcpy(pren[i].email, strtok(NULL, ","));<text:line-break/><text:tab/><text:tab/><text:tab/>pren[i].data.giorno = atoi(strtok (NULL, ","));<text:line-break/><text:tab/><text:tab/><text:tab/>pren[i].data.mese = atoi(strtok (NULL, ","));<text:line-break/><text:tab/><text:tab/><text:tab/>pren[i].data.anno = atoi(strtok (NULL, ","));<text:line-break/><text:tab/><text:tab/><text:tab/>pren[i].tipo = atoi(strtok (NULL, ","));<text:line-break/><text:tab/><text:tab/><text:tab/>pren[i].num_ombrellone.ombrellone = atoi(strtok (NULL, ","));<text:line-break/><text:tab/><text:tab/><text:tab/>pren[i].num_ombrellone.fila_o = atoi(strtok (NULL, ","));<text:line-break/><text:tab/><text:tab/><text:tab/>pren[i].num_lettini = atoi(strtok (NULL, ","));<text:line-break/><text:tab/><text:tab/><text:tab/>pren[i].num_sedie = atoi(strtok (NULL, ","));<text:line-break/><text:tab/><text:tab/><text:tab/>pren[i].costo = atof(strtok (NULL, ";"));<text:line-break/><text:tab/><text:tab/><text:tab/>i++;<text:line-break/><text:tab/><text:tab/>}<text:line-break/><text:tab/><text:tab/>righe=i;<text:line-break/><text:tab/>}<text:line-break/><text:line-break/><text:tab/>fclose(file);<text:line-break/><text:tab/>return (righe);<text:line-break/>}<text:line-break/><text:line-break/>/* Confronta due stringhe email, ritorno quante prenotazioni <text:soft-page-break/>effettua un cliente*/<text:line-break/>/**<text:line-break/> *<text:line-break/> * @param strg_a, stringa a , corrisponderà all'e-mail da in input dal utente<text:line-break/> * @param strg_b , stringa b, sarà invece l'email in possesso al sistema mediante file<text:line-break/> * @param num_clienti , il numero dei clienti<text:line-break/> * @param indice, il puntatore permette di ritornare l'indice<text:line-break/> * @return ritorno verifica, se &gt; 0, il confronto è avvenuto con successo<text:line-break/> */<text:line-break/>int verifica_email (char strg_a [],cliente_t strg_b[],int num_clienti, int *indice) {<text:line-break/><text:line-break/><text:tab/>int risultato = 0, /* il risultato del confronto tra stringhe , se sono identiche sarà = 0*/<text:line-break/><text:tab/><text:tab/><text:tab/>i = 0,<text:line-break/><text:tab/><text:tab/><text:tab/>verifica = 0;<text:line-break/><text:tab/>for (i = 0; i &lt; num_clienti; i++) {<text:line-break/><text:tab/><text:tab/>if ((risultato = strncmp(strg_a,strg_b[i].email ,40)) <text:s/>== 0) { /* se le stringhe sono uguali allora*/<text:line-break/><text:tab/><text:tab/><text:tab/>verifica++; /* incremento verifica*/<text:line-break/><text:tab/><text:tab/><text:tab/>*indice = i; /* ritorno l'indice del cliente*/<text:line-break/><text:tab/><text:tab/>} /* altrimenti verifica rimmarrà = 0*/<text:line-break/><text:tab/>}<text:line-break/><text:line-break/><text:tab/>return (verifica);<text:line-break/>}<text:line-break/><text:line-break/>/* Confornta due stringhe password*/<text:line-break/>/* il procedimento è analogo a quello visto nella funzione precedente*/<text:line-break/>/**<text:line-break/> *<text:line-break/> * @param strg_a, stringa a , corrisponderà alla password data in input dal utente<text:line-break/> * @param strg_b , stringa b, sarà invece la password in possesso al sistema mediante file<text:line-break/> * @param num_clienti , , il numero dei clienti<text:line-break/> * @return ritorno verifica, se &gt; 0, il confronto è avvenuto con successo<text:line-break/> */<text:line-break/>int verifica_password(char strg_a [],cliente_t strg_b[],int num_clienti ) {<text:line-break/><text:line-break/><text:tab/>int risultato = 0,<text:line-break/><text:tab/><text:tab/><text:tab/>i = 0,<text:line-break/><text:tab/><text:tab/><text:tab/>verifica = 0;<text:line-break/><text:line-break/><text:tab/>for (i = 0; i &lt; num_clienti; i++) {<text:line-break/><text:tab/><text:tab/>if ((risultato = strncmp(strg_a,strg_b[i].password ,10)) <text:s/>== 0) {<text:line-break/><text:soft-page-break/><text:tab/><text:tab/><text:tab/>verifica++;<text:line-break/><text:tab/><text:tab/>}<text:line-break/><text:tab/>}<text:line-break/><text:line-break/><text:tab/>return (verifica);<text:line-break/>}<text:line-break/><text:line-break/>/* La funzione permette la modifica dei campi clienti , eccenzion fatta per email*/<text:line-break/>/**<text:line-break/> *<text:line-break/> * @param cli, l'array di strutture clienti<text:line-break/> * @param indice, l'indice del cliente che vuole effettuare le modifiche<text:line-break/> * @param num_cli, il numero dei clienti<text:line-break/> */<text:line-break/>void modifica_dati(cliente_t cli[], int indice, int num_cli) {<text:line-break/><text:line-break/><text:tab/>int x = 0, /* variabile usata nello switch-case per individuare il campo della prenotazione da modificare*/<text:line-break/><text:tab/><text:tab/><text:tab/>y = 0, /* variabile usata nello switch-case per individuare quale campo della data modificare*/<text:line-break/><text:tab/><text:tab/><text:tab/>uscita = 0, /* controlli per l'uscita dal do-while*/<text:line-break/><text:tab/><text:tab/><text:tab/>uscita_b = 0;<text:line-break/><text:line-break/><text:tab/>do { /* chiedo all'utente quale campo modificare*/<text:line-break/><text:tab/><text:tab/>printf("\n\tPrego, digitare il numero relativo al campo che si vuole modificare :\n"<text:line-break/><text:tab/><text:tab/><text:tab/><text:tab/>"\t1) Password\n\t2) Codice Fiscale\n\t3) Cognome\n\t4) Nome \n\t5) Data di nascita\n\t"<text:line-break/><text:tab/><text:tab/><text:tab/><text:tab/>"6) Sconto applicabile\n\t0) Termina e salva le modifiche.\n");<text:line-break/><text:tab/><text:tab/>fflush(stdin);<text:line-break/><text:tab/><text:tab/>scanf("%d", &amp;x);<text:line-break/><text:tab/><text:tab/>switch(x){<text:line-break/><text:tab/><text:tab/>case 0:<text:line-break/><text:tab/><text:tab/><text:tab/>uscita = 0;<text:line-break/><text:tab/><text:tab/><text:tab/>break;<text:line-break/><text:tab/><text:tab/>case 1: /* Inserisci la nuova password*/<text:line-break/><text:tab/><text:tab/><text:tab/>printf("\n\t\tInserire la nuova password: ");<text:line-break/><text:tab/><text:tab/><text:tab/>fflush(stdin);<text:line-break/><text:tab/><text:tab/><text:tab/>gets(cli[indice].password);<text:line-break/><text:tab/><text:tab/><text:tab/>uscita++;<text:line-break/><text:tab/><text:tab/><text:tab/>printf("\n\t\tModifica avvenuta con successo !");<text:line-break/><text:tab/><text:tab/><text:tab/>break;<text:line-break/><text:tab/><text:tab/>case 2:<text:line-break/><text:tab/><text:tab/><text:tab/>printf("\n\t\tInserire il nuovo Codice Fiscale: ");<text:line-break/><text:tab/><text:tab/><text:tab/>fflush(stdin);<text:line-break/><text:tab/><text:tab/><text:tab/>gets(cli[indice].cod_fiscale);<text:line-break/><text:tab/><text:tab/><text:tab/>uscita++;<text:line-break/><text:tab/><text:tab/><text:tab/>printf("\n\t\tModifica avvenuta con successo !");<text:line-break/><text:tab/><text:tab/><text:tab/>break;<text:line-break/><text:tab/><text:tab/>case 3: /* inserisci il cognome*/<text:line-break/><text:soft-page-break/><text:tab/><text:tab/><text:tab/>printf("\n\t\tInserire il nuovo cognome: ");<text:line-break/><text:tab/><text:tab/><text:tab/>fflush(stdin);<text:line-break/><text:tab/><text:tab/><text:tab/>gets(cli[indice].cognome);<text:line-break/><text:tab/><text:tab/><text:tab/>uscita++;<text:line-break/><text:tab/><text:tab/><text:tab/>printf("\n\t\tModifica avvenuta con successo !");<text:line-break/><text:tab/><text:tab/><text:tab/>break;<text:line-break/><text:tab/><text:tab/>case 4: /* inserisci il nome*/<text:line-break/><text:tab/><text:tab/><text:tab/>printf("\n\t\tInserire il nuovo nome: ");<text:line-break/><text:tab/><text:tab/><text:tab/>fflush(stdin);<text:line-break/><text:tab/><text:tab/><text:tab/>gets(cli[indice].nome);<text:line-break/><text:tab/><text:tab/><text:tab/>uscita++;<text:line-break/><text:tab/><text:tab/><text:tab/>printf("\n\t\tModifica avvenuta con successo !");<text:line-break/><text:tab/><text:tab/><text:tab/>break;<text:line-break/><text:tab/><text:tab/>case 5 :<text:line-break/><text:tab/><text:tab/><text:tab/>uscita++;<text:line-break/><text:tab/><text:tab/><text:tab/>do { /* Permetto l'inserimento iterativo di tutti i campi della struttura data. Al termine dell'inserimento effettuo un controllo*/<text:line-break/><text:tab/><text:tab/><text:tab/><text:tab/>printf("\n\t\tSpecificare quale elemento della data intendi modificare:\n\t\t"<text:line-break/><text:tab/><text:tab/><text:tab/><text:tab/><text:tab/><text:tab/>"1) Giorno\n\t\t2) Mese\n\t\t3) Anno\n\t\t0) Verifica correttezza data e termina.\n");<text:line-break/><text:tab/><text:tab/><text:tab/><text:tab/>scanf("%d", &amp;y);<text:line-break/><text:tab/><text:tab/><text:tab/><text:tab/>switch(y){<text:line-break/><text:tab/><text:tab/><text:tab/><text:tab/>case 0:<text:line-break/><text:tab/><text:tab/><text:tab/><text:tab/><text:tab/>if (controllo_data(y,cli[indice].nascita) == 0) { <text:tab/><text:tab/><text:tab/><text:tab/><text:tab/>/* La funzione verificherà se la data è bene formata*/<text:line-break/><text:tab/><text:tab/><text:tab/><text:tab/><text:tab/><text:tab/>printf("\n\t\tModifiche avvenute con successo!\n\n\t\t\tData " <text:s/><text:tab/>/*il primo parametro della funzione (y = 0)*/<text:line-break/><text:tab/><text:tab/><text:tab/><text:tab/><text:tab/><text:tab/><text:tab/><text:tab/>"valida. Ritorno al menu' . . . ");<text:tab/><text:tab/><text:tab/><text:tab/><text:tab/><text:tab/>/* mi permetterà di evitare un controllo spefico non necessario*/<text:line-break/><text:tab/><text:tab/><text:tab/><text:tab/><text:tab/><text:tab/>uscita_b = 0;<text:tab/><text:tab/><text:tab/><text:tab/><text:tab/><text:tab/><text:tab/><text:tab/><text:tab/><text:tab/><text:tab/><text:tab/><text:tab/>/* la questione sarà sviscerata nel corpo della funzione 'controllo_data'*/<text:line-break/><text:tab/><text:tab/><text:tab/><text:tab/><text:tab/>} else {<text:line-break/><text:tab/><text:tab/><text:tab/><text:tab/><text:tab/><text:tab/>printf("\n\n\t\t\tPrego, inserire una data valida ! ");<text:line-break/><text:tab/><text:tab/><text:tab/><text:tab/><text:tab/><text:tab/>uscita_b++;<text:line-break/><text:tab/><text:tab/><text:tab/><text:tab/><text:tab/>}<text:line-break/><text:tab/><text:tab/><text:tab/><text:tab/><text:tab/>break;<text:line-break/><text:tab/><text:tab/><text:tab/><text:tab/>case 1:<text:line-break/><text:tab/><text:tab/><text:tab/><text:tab/><text:tab/>printf("\n\t\t\tInserire il nuovo giorno: ");<text:line-break/><text:tab/><text:tab/><text:tab/><text:tab/><text:tab/>fflush(stdin);<text:line-break/><text:tab/><text:tab/><text:tab/><text:tab/><text:tab/>scanf("%d",&amp;cli[indice].nascita.giorno);<text:line-break/><text:tab/><text:tab/><text:tab/><text:tab/><text:tab/>uscita_b++;<text:line-break/><text:tab/><text:tab/><text:tab/><text:tab/><text:tab/>break;<text:line-break/><text:tab/><text:tab/><text:tab/><text:tab/>case 2:<text:line-break/><text:tab/><text:tab/><text:tab/><text:tab/><text:tab/>printf("\n\t\t\tInserire il nuovo mese: ");<text:line-break/><text:soft-page-break/><text:tab/><text:tab/><text:tab/><text:tab/><text:tab/>fflush(stdin);<text:line-break/><text:tab/><text:tab/><text:tab/><text:tab/><text:tab/>scanf("%d",&amp;cli[indice].nascita.mese);<text:line-break/><text:tab/><text:tab/><text:tab/><text:tab/><text:tab/>uscita_b++;;<text:line-break/><text:tab/><text:tab/><text:tab/><text:tab/><text:tab/>break;<text:line-break/><text:tab/><text:tab/><text:tab/><text:tab/>case 3:<text:line-break/><text:tab/><text:tab/><text:tab/><text:tab/><text:tab/>printf("\n\t\t\tInserire il nuovo anno: ");<text:line-break/><text:tab/><text:tab/><text:tab/><text:tab/><text:tab/>fflush(stdin);<text:line-break/><text:tab/><text:tab/><text:tab/><text:tab/><text:tab/>scanf("%d",&amp;cli[indice].nascita.anno);<text:line-break/><text:tab/><text:tab/><text:tab/><text:tab/><text:tab/>uscita_b++;<text:line-break/><text:tab/><text:tab/><text:tab/><text:tab/><text:tab/>break;<text:line-break/><text:tab/><text:tab/><text:tab/><text:tab/>default :<text:line-break/><text:tab/><text:tab/><text:tab/><text:tab/><text:tab/>printf("\n\t\t\tComando errato. Riprovare . . .");<text:line-break/><text:tab/><text:tab/><text:tab/><text:tab/><text:tab/>uscita_b++;<text:line-break/><text:tab/><text:tab/><text:tab/><text:tab/><text:tab/>break;<text:line-break/><text:tab/><text:tab/><text:tab/><text:tab/>}<text:line-break/><text:tab/><text:tab/><text:tab/>}<text:line-break/><text:tab/><text:tab/><text:tab/>while (uscita_b != 0);<text:line-break/><text:tab/><text:tab/><text:tab/>break;<text:line-break/><text:tab/><text:tab/>case 6 : /* Modifico lo sconto*/<text:line-break/><text:tab/><text:tab/><text:tab/>printf("\n\t\tInserire il nuovo sconto applicabile: ");<text:line-break/><text:tab/><text:tab/><text:tab/>fflush(stdin);<text:line-break/><text:tab/><text:tab/><text:tab/>scanf("%lf",&amp;cli[indice].sconto);<text:line-break/><text:tab/><text:tab/><text:tab/>uscita++;<text:line-break/><text:tab/><text:tab/><text:tab/>printf("\n\t\tModifica avvenuta con successo !");<text:line-break/><text:tab/><text:tab/><text:tab/>break;<text:line-break/><text:tab/><text:tab/>default :<text:line-break/><text:tab/><text:tab/><text:tab/>printf("\n\t\t\tComando errato. Riprovare . . .");<text:line-break/><text:tab/><text:tab/><text:tab/>uscita++;<text:line-break/><text:tab/><text:tab/>}<text:line-break/><text:tab/>}<text:line-break/><text:tab/>while (uscita != 0);<text:line-break/><text:line-break/><text:tab/>stampa_clienti(cli,num_cli); /* aggiorno il csv clienti*/<text:line-break/>}<text:line-break/>/* Stampo l'array di strutture cliente nel file clienti.csv*/<text:line-break/>/**<text:line-break/> *<text:line-break/> * @param cli_a, l'array di strutture cliente<text:line-break/> * @param num_cli_a , il numero dei clienti<text:line-break/> */<text:line-break/>void stampa_clienti (cliente_t cli_a [], int num_cli_a) {<text:line-break/><text:tab/>FILE *file;<text:line-break/><text:tab/>int i = 0;<text:line-break/><text:line-break/><text:tab/>file = fopen("clienti.csv", "w");<text:line-break/><text:tab/>if( file == NULL ) {<text:line-break/><text:tab/><text:tab/>printf("Impossibile aprire il file\n");<text:line-break/><text:tab/>}<text:line-break/><text:tab/>else {<text:line-break/><text:tab/><text:tab/>for (i = 0; i &lt; num_cli_a; i++) {<text:line-break/><text:soft-page-break/><text:tab/><text:tab/><text:tab/>if (i != 0) {<text:line-break/><text:tab/><text:tab/><text:tab/><text:tab/>fprintf(file,"\n");<text:line-break/><text:tab/><text:tab/><text:tab/>}<text:line-break/><text:line-break/><text:tab/><text:tab/><text:tab/>fprintf(file, "%s,%s,%s,%s,%s,%d,%d,%d,%f;",<text:line-break/><text:tab/><text:tab/><text:tab/><text:tab/><text:tab/>cli_a[i].email,cli_a[i].password,<text:line-break/><text:tab/><text:tab/><text:tab/><text:tab/><text:tab/>cli_a[i].cod_fiscale,cli_a[i].cognome,<text:line-break/><text:tab/><text:tab/><text:tab/><text:tab/><text:tab/>cli_a[i].nome,cli_a[i].nascita.giorno,<text:line-break/><text:tab/><text:tab/><text:tab/><text:tab/><text:tab/>cli_a[i].nascita.mese,cli_a[i].nascita.anno,<text:line-break/><text:tab/><text:tab/><text:tab/><text:tab/><text:tab/>cli_a[i].sconto );<text:line-break/><text:tab/><text:tab/>}<text:line-break/><text:tab/>}<text:line-break/><text:line-break/><text:tab/>fclose(file);<text:line-break/>}<text:line-break/>/* La funzione verificherà se una data ricevuta in input dall'utente sarà ben formata*/<text:line-break/>/**<text:line-break/> *<text:line-break/> * @param gma, benchè il nome poco significativo, la variabile ha lo scopo di "potenziare' la funzione.<text:line-break/> * <text:tab/><text:tab/><text:tab/><text:tab/>Infatti grazie un ulteriore controllo potrò verificare o meno , anche date "odierne" e che quindi non saranno minori dell'anno corrente.<text:line-break/> *<text:line-break/> * @param data_gma , la data</text:p>
      <text:p text:style-name="P1"><text:s/>oggetto del controllo<text:line-break/> * @return errore, se errore sarà &gt; 0 allora il controllo avrà esito negativo<text:line-break/> */<text:line-break/>int controllo_data (int gma, data_t data_gma) {<text:line-break/><text:tab/>int errore = 0;<text:line-break/><text:line-break/><text:tab/>if (gma != 0) { /* se riceverò 0 allora si tratterà di una data di nascita*/<text:line-break/><text:tab/><text:tab/>if (data_gma.anno &lt; anno_corrente) {<text:line-break/><text:tab/><text:tab/><text:tab/>printf("\n\t\tErrore anno ! Siamo nel %d , inserire un numero maggiore dell'anno corrente !",anno_corrente);<text:line-break/><text:tab/><text:tab/><text:tab/>errore++;<text:line-break/><text:tab/><text:tab/>}<text:line-break/><text:tab/>}<text:line-break/><text:line-break/><text:line-break/><text:tab/>if (data_gma.mese &gt; 12 || data_gma.mese &lt; 1 ) { /* controllo prima il mese, se compreso fra 1 e 12*/<text:line-break/><text:tab/><text:tab/>printf("\n\t\tErrore mese ! Il mese deve essere compreso fra 1 e 12 !");<text:line-break/><text:tab/><text:tab/>errore++;<text:line-break/><text:tab/>} else if (data_gma.mese == 1 || data_gma.mese == 3 || /* controllo se è un mese da 31 giorni*/<text:line-break/><text:tab/><text:tab/><text:tab/>data_gma.mese == 5 || data_gma.mese == 7 ||<text:line-break/><text:tab/><text:tab/><text:tab/>data_gma.mese == 8 || data_gma.mese == 10 ||<text:line-break/><text:soft-page-break/><text:tab/><text:tab/><text:tab/>data_gma.mese == 12) {<text:line-break/><text:tab/><text:tab/>if (data_gma.giorno &lt; 1 || data_gma.giorno &gt; 31) { /* quindi verifico il giorno*/<text:line-break/><text:tab/><text:tab/><text:tab/>printf("\n\t\tErrore giorno ! Il mese selezionato ha al piu' 31 giorni !");<text:line-break/><text:tab/><text:tab/><text:tab/>errore++;<text:line-break/><text:tab/><text:tab/>}<text:line-break/><text:tab/>} else if (data_gma.mese == 2) { /* controllo se il mese è febbraio*/<text:line-break/><text:tab/><text:tab/>if ((data_gma.anno % 4 == 0 &amp;&amp; data_gma.anno % 100 != 0) || data_gma.anno % 400 == 0) { /*verifico se l'anno è bisestile*/<text:line-break/><text:tab/><text:tab/><text:tab/>/* Un anno è bisestile se il suo numero è divisibile per 4, con l’eccezione che gli anni secolari<text:line-break/><text:tab/><text:tab/><text:tab/> <text:s text:c="2"/>(quelli divisibili per 100) sono bisestili solo se divisibili per 400.*/<text:line-break/><text:tab/><text:tab/><text:tab/>if (data_gma.giorno &lt; 1 || data_gma.giorno &gt; 29) { /* se bisestile*/<text:line-break/><text:tab/><text:tab/><text:tab/><text:tab/>printf("\n\t\tErrore giorno ! Il %d e' un anno bisestile ! Il mese selezionato ha al piu' 29 giorni !" , data_gma.anno);<text:line-break/><text:tab/><text:tab/><text:tab/><text:tab/>errore++;<text:line-break/><text:tab/><text:tab/><text:tab/>}<text:line-break/><text:tab/><text:tab/>} else {<text:line-break/><text:tab/><text:tab/><text:tab/>if (data_gma.giorno &lt; 1 || data_gma.giorno &gt; 28) { // se non bisestile<text:line-break/><text:tab/><text:tab/><text:tab/><text:tab/>printf("\n\t\tErrore giorno ! Il %d non e' un anno bisestile ! Il mese selezionato ha al piu' 28 giorni !" , data_gma.anno);<text:line-break/><text:tab/><text:tab/><text:tab/><text:tab/>errore++;<text:line-break/><text:tab/><text:tab/><text:tab/>}<text:line-break/><text:tab/><text:tab/>}<text:line-break/><text:tab/>} else { // altrimenti è un mese da 30 giorni<text:line-break/><text:tab/><text:tab/>if (data_gma.giorno &lt; 1 || data_gma.giorno &gt; 30) {<text:line-break/><text:tab/><text:tab/><text:tab/>printf("\n\t\tErrore giorno ! Il mese selezionato ha al piu' 30 giorni !");<text:line-break/><text:tab/><text:tab/><text:tab/>errore++;<text:line-break/><text:tab/><text:tab/>}<text:line-break/><text:tab/>}<text:line-break/><text:line-break/><text:line-break/><text:tab/>return (errore);<text:line-break/><text:line-break/>}<text:line-break/>// La procedura permetterà la prenotazione di un ombrellone in una determinata data<text:line-break/>/**<text:line-break/> *<text:line-break/> * @param pren , array di strutture prenotazione<text:line-break/> * @param num_pren, numero di prenotazioni<text:line-break/> * @param cli, <text:s/>array di strutture cliente<text:line-break/> * @param index , l'indice relativo al cliente che ha eseguito l'accesso<text:line-break/> */<text:line-break/><text:soft-page-break/>void prenota_ombrellone (prenotazione_t pren[], int num_pren, cliente_t cli[], int index ){<text:line-break/><text:tab/>data_t data_input; <text:s/><text:tab/><text:tab/>// data in input a scelta dell'utente<text:line-break/><text:tab/>ombrellone_t ombr_input;<text:tab/>// ombrellone scelto dall'utente<text:line-break/><text:tab/>int tipo_numero = 1, <text:s/>// mi garantisce il controllo in 'controllo_data' come data "odierna"<text:line-break/><text:tab/><text:tab/><text:tab/>risultato_a = 0, // risultato dei controlli <text:s/>riguardo data ed ombrellone<text:line-break/><text:tab/><text:tab/><text:tab/>risultato_b = 0,<text:line-break/><text:tab/><text:tab/><text:tab/>uscita = 0, <text:s text:c="2"/>// uscite relative ai do_while<text:line-break/><text:tab/><text:tab/><text:tab/>uscita_a = 0,<text:line-break/><text:tab/><text:tab/><text:tab/>close = 0,<text:line-break/><text:tab/><text:tab/><text:tab/>tipo_input = 0,<text:line-break/><text:tab/><text:tab/><text:tab/>lettini_input = 0, <text:tab/>// lettini voluti dall'utente per la prenotazione<text:line-break/><text:tab/><text:tab/><text:tab/>sedie_input = 0;<text:tab/>// <text:s/>sedie volute dall'utente per la prenotazione<text:line-break/><text:tab/>double sconto_utente = 0, <text:tab/>// sconto e totale relativi sempre all prenotazione<text:line-break/><text:tab/><text:tab/><text:tab/>totale = 0;<text:line-break/><text:tab/>char risposta,<text:tab/><text:tab/>// risposte alle condizioni poste dal sistema<text:line-break/><text:tab/>risposta_a;<text:line-break/><text:line-break/><text:tab/>do {<text:line-break/><text:tab/><text:tab/>// chiedo l'inserimento della data in cui effettuare la prenotazione<text:line-break/><text:tab/><text:tab/>printf("\n\t\tPrego, inserire la data in cui si vorrebbe effetuare la prenotazione :\n");<text:line-break/><text:tab/><text:tab/>printf("\n\t\t\tInserire il giorno :");<text:line-break/><text:tab/><text:tab/>fflush(stdin);<text:line-break/><text:tab/><text:tab/>scanf("%d",&amp;data_input.giorno);<text:line-break/><text:tab/><text:tab/>printf("\n\t\t\tInserire il mese :");<text:line-break/><text:tab/><text:tab/>scanf("%d",&amp;data_input.mese);<text:line-break/><text:tab/><text:tab/>printf("\n\t\t\tInserire l'anno :");<text:line-break/><text:tab/><text:tab/>scanf("%d",&amp;data_input.anno);<text:line-break/><text:line-break/><text:tab/><text:tab/>if (controllo_data(tipo_numero,data_input) != 0){ // verifico l'idonietà della data, se ben formata o meno<text:line-break/><text:tab/><text:tab/><text:tab/>printf("\n\t\tInserire una data valida !");<text:line-break/><text:tab/><text:tab/>} else {<text:line-break/><text:tab/><text:tab/><text:tab/>printf("\n\t\tE' stato scelto il giorno %d / %d / %d .\n\t\t"<text:line-break/><text:tab/><text:tab/><text:tab/><text:tab/><text:tab/>"Prego, scegliere scegliere un numero di ombrellone "<text:line-break/><text:tab/><text:tab/><text:tab/><text:tab/><text:tab/>"per verificarne la disponibilita :\n",data_input.giorno, data_input.mese, data_input.anno );<text:line-break/><text:tab/><text:tab/><text:tab/>printf("\n\t\t\tInserire il numero di ombrellone :"); // chiedo fila ed ombrellone<text:line-break/><text:tab/><text:tab/><text:tab/>scanf("%d", &amp;ombr_input.ombrellone);<text:line-break/><text:tab/><text:tab/><text:tab/>printf("\n\t\t\tInserire il numero della fila :");<text:line-break/><text:tab/><text:tab/><text:tab/>scanf("%d", &amp;ombr_input.fila_o);<text:line-break/><text:soft-page-break/><text:line-break/><text:tab/><text:tab/><text:tab/>// verifico se esiste già una data uguale tra le prenotazioni già effettuate , 0 se non esiste<text:line-break/><text:tab/><text:tab/><text:tab/>if (( risultato_a = confronta_prenotazione_data_input( pren, num_pren,data_input)) != 0) {<text:line-break/><text:tab/><text:tab/><text:tab/><text:tab/>// successivamente verifico analogamente l'esistenza di una prenotazione con ombrellone e fila uguali all'input<text:line-break/><text:tab/><text:tab/><text:tab/><text:tab/>if ((risultato_b = confronta_prenotazione_num_ombrellone_fila ( pren,ombr_input)) != 0 ){<text:line-break/><text:tab/><text:tab/><text:tab/><text:tab/><text:tab/>if (risultato_a == risultato_b) { // se sono uguali allora esiste un doppione fra le prenotazioni<text:line-break/><text:tab/><text:tab/><text:tab/><text:tab/><text:tab/><text:tab/>// ripetere?<text:line-break/><text:tab/><text:tab/><text:tab/><text:tab/><text:tab/><text:tab/>printf("\n\tSpiacente, ombrellone gia' occupato. Cambiare data o numero di ombrellone per favore.");<text:line-break/><text:tab/><text:tab/><text:tab/><text:tab/><text:tab/><text:tab/>printf("\n\tRiprovare ad inserire data e numero di ombrellone?\n\t Si (S)\t No (N) ");<text:line-break/><text:tab/><text:tab/><text:tab/><text:tab/><text:tab/><text:tab/>fflush(stdin);<text:line-break/><text:tab/><text:tab/><text:tab/><text:tab/><text:tab/><text:tab/>risposta = getchar();<text:line-break/><text:tab/><text:tab/><text:tab/><text:tab/><text:tab/><text:tab/>if (risposta == 'S' || risposta == 's') { // si<text:line-break/><text:tab/><text:tab/><text:tab/><text:tab/><text:tab/><text:tab/><text:tab/>uscita = 0; // condizione di continuazione del do-while<text:line-break/><text:tab/><text:tab/><text:tab/><text:tab/><text:tab/><text:tab/>}<text:line-break/><text:tab/><text:tab/><text:tab/><text:tab/><text:tab/><text:tab/>else if (risposta == 'N' || risposta == 'n') { // no<text:line-break/><text:tab/><text:tab/><text:tab/><text:tab/><text:tab/><text:tab/><text:tab/>uscita++; // esci dal do-while<text:line-break/><text:tab/><text:tab/><text:tab/><text:tab/><text:tab/><text:tab/><text:tab/>close++; <text:s/>// garantisce l'uscita dalla procedura<text:line-break/><text:tab/><text:tab/><text:tab/><text:tab/><text:tab/><text:tab/>}<text:line-break/><text:tab/><text:tab/><text:tab/><text:tab/><text:tab/><text:tab/>else {<text:line-break/><text:tab/><text:tab/><text:tab/><text:tab/><text:tab/><text:tab/><text:tab/>printf("\n\t\tInput non valido ! Riavvio ...\n\n");<text:line-break/><text:tab/><text:tab/><text:tab/><text:tab/><text:tab/><text:tab/><text:tab/>uscita = 0;<text:line-break/><text:tab/><text:tab/><text:tab/><text:tab/><text:tab/><text:tab/>}<text:line-break/><text:tab/><text:tab/><text:tab/><text:tab/><text:tab/>} else {<text:line-break/><text:tab/><text:tab/><text:tab/><text:tab/><text:tab/><text:tab/>uscita++;<text:line-break/><text:tab/><text:tab/><text:tab/><text:tab/><text:tab/>}<text:line-break/><text:tab/><text:tab/><text:tab/><text:tab/>} else { // se il secondo controllo da esito negativo (cioè l'ombrellone è libero) allora<text:line-break/><text:tab/><text:tab/><text:tab/><text:tab/><text:tab/>if (risultato_b &lt; 0) { // ritorna negativo solo se si verifica una determinata condizione<text:line-break/><text:tab/><text:tab/><text:tab/><text:tab/><text:tab/><text:tab/>uscita = 0;<text:line-break/><text:tab/><text:tab/><text:tab/><text:tab/><text:tab/>} else {<text:line-break/><text:tab/><text:tab/><text:tab/><text:tab/><text:tab/><text:tab/>uscita++;<text:line-break/><text:tab/><text:tab/><text:tab/><text:tab/><text:tab/>}<text:line-break/><text:tab/><text:tab/><text:tab/><text:tab/>}<text:line-break/><text:line-break/><text:tab/><text:tab/><text:tab/>} else { // se il primo controllo da esito negativo (cioè non esiste quella data fra le prenotazioni) allora prosegui<text:line-break/><text:tab/><text:tab/><text:tab/><text:tab/>uscita++;<text:line-break/><text:soft-page-break/><text:tab/><text:tab/><text:tab/>}<text:line-break/><text:line-break/><text:tab/><text:tab/>}<text:line-break/><text:line-break/><text:tab/>}<text:line-break/><text:tab/>while (uscita == 0);<text:line-break/><text:line-break/><text:tab/>if (uscita != 0 &amp;&amp; close == 0) { // condizioni<text:line-break/><text:tab/><text:tab/>do {<text:line-break/><text:tab/><text:tab/><text:tab/>printf("\n\t\tGiorno e ombrellone disponibile !");<text:line-break/><text:tab/><text:tab/><text:tab/>// seguono 3 funzioni per l'acquisizione del tipo di prenotazione, dei lettini e delle sedie<text:line-break/><text:tab/><text:tab/><text:tab/>// il campo check del tipo ombrellone_t in questo caso sarà usato<text:line-break/><text:tab/><text:tab/><text:tab/>//<text:tab/>come flag per sapere che tipo di prenotazione è disponibile<text:line-break/><text:tab/><text:tab/><text:tab/>if (ombr_input.check == 1) { // mattina? allora pomeriggio<text:line-break/><text:tab/><text:tab/><text:tab/><text:tab/>printf("\n\t\tLa prenotazione sarà effettuata per il pomeriggio in quanto la mattina e' gia' occupata.");<text:line-break/><text:tab/><text:tab/><text:tab/><text:tab/>tipo_input = 2;<text:line-break/><text:tab/><text:tab/><text:tab/>} else if (ombr_input.check == 2) { // pomeriggio? allora mattina<text:line-break/><text:tab/><text:tab/><text:tab/><text:tab/>printf("\n\t\tLa prenotazione sarà effettuata per la mattina in quanto il pomeriggio e' gia' occupato.");<text:line-break/><text:tab/><text:tab/><text:tab/><text:tab/>tipo_input = 1;<text:line-break/><text:tab/><text:tab/><text:tab/>} else { // altrimenti scelta dell'utente<text:line-break/><text:tab/><text:tab/><text:tab/><text:tab/>tipo_input = tipo_mpg();<text:line-break/><text:tab/><text:tab/><text:tab/>}<text:line-break/><text:tab/><text:tab/><text:tab/>lettini_input = lettini();<text:line-break/><text:tab/><text:tab/><text:tab/>sedie_input = sedie();<text:line-break/><text:line-break/><text:tab/><text:tab/><text:tab/>sconto_utente = cli[index].sconto; // salvo lo sconto personale preso dal profilo del cliente<text:line-break/><text:tab/><text:tab/><text:tab/>totale = calcola_totale(sconto_utente,ombr_input,tipo_input,lettini_input,sedie_input ); // calcolo quindi il totale<text:line-break/><text:line-break/><text:line-break/><text:tab/><text:tab/><text:tab/>// Confermare?<text:line-break/><text:tab/><text:tab/><text:tab/>printf("\n\tConfermi la seguente prenotazione ?\n\t\t");<text:line-break/><text:tab/><text:tab/><text:tab/>printf("Data: %d / %d / %d\n\t\tFila: %d Ombrellone: %d\n\t\t\n\t\tTipo prenotazione: ",<text:line-break/><text:tab/><text:tab/><text:tab/><text:tab/><text:tab/>data_input.giorno, data_input.mese , data_input.anno , ombr_input.fila_o , ombr_input.ombrellone);<text:line-break/><text:tab/><text:tab/><text:tab/>stampa_tipo(tipo_input); // posso così stampare il tipo di prenotazione in lettere piuttosto che numeri<text:line-break/><text:tab/><text:tab/><text:tab/>printf("\n\t\tLettini aggiuntivi : %d Sedie aggiuntive: %d\n\t\tCosto totale: %f\n\t (S) (N)\n",<text:line-break/><text:tab/><text:tab/><text:tab/><text:tab/><text:tab/>lettini_input,sedie_input,totale);<text:line-break/><text:tab/><text:tab/><text:tab/>fflush(stdin);<text:line-break/><text:tab/><text:tab/><text:tab/>risposta_a = getchar();<text:line-break/><text:soft-page-break/><text:tab/><text:tab/><text:tab/>if (risposta_a == 'S' || risposta_a == 's') { // si<text:line-break/><text:tab/><text:tab/><text:tab/><text:tab/>uscita_a++;<text:tab/><text:tab/>// stampo<text:line-break/><text:tab/><text:tab/><text:tab/><text:tab/>stampa_nuova_prenotazione(cli,index, data_input, ombr_input, pren,num_pren,tipo_input,lettini_input,sedie_input,totale);<text:line-break/><text:tab/><text:tab/><text:tab/><text:tab/>printf("\n\t\tPrenotazione effettuata con successo!");<text:line-break/><text:tab/><text:tab/><text:tab/>}<text:line-break/><text:tab/><text:tab/><text:tab/>else if (risposta_a == 'N' || risposta_a == 'n') { // no, ritorno al menù<text:line-break/><text:tab/><text:tab/><text:tab/><text:tab/>uscita_a++;<text:line-break/><text:tab/><text:tab/><text:tab/><text:tab/>printf("\n\t\tRitorno al menu'\n");<text:line-break/><text:tab/><text:tab/><text:tab/>}<text:line-break/><text:tab/><text:tab/><text:tab/>else { // riavvio<text:line-break/><text:tab/><text:tab/><text:tab/><text:tab/>printf("\n\t\tInput non valido ! Riavvio ...\n\n");<text:line-break/><text:tab/><text:tab/><text:tab/><text:tab/>uscita_a = 0;<text:line-break/><text:tab/><text:tab/><text:tab/>}<text:line-break/><text:tab/><text:tab/>}<text:line-break/><text:tab/><text:tab/>while (uscita_a == 0);<text:line-break/><text:tab/><text:tab/>stampa_prenotazione(pren, num_pren);<text:line-break/><text:tab/>}<text:line-break/>}<text:line-break/><text:line-break/>// La funzione prima verifica che il numero di ombrellone e fila siano validi.<text:line-break/>// Dopo di che verifica che non esistano prenotazioni già effettuate con la stessa fila ed ombrellone.<text:line-break/>// Inoltre verifico il tipo di prenotazione. Infatti se tipo = 3 (giornata intera) <text:s/>la prenotazione non potrà effettuarsi<text:line-break/>/**<text:line-break/> *<text:line-break/> * @param pre , array di strutture prenotazione<text:line-break/> * @param ombr, struttura ombrellone ,data in input dall'utente<text:line-break/> * @return ritorno l'indice della prenotazione trovata, altrimenti 0.<text:line-break/> * <text:tab/><text:tab/><text:tab/>Inoltre verifico il tipo, ritornando i valori mediante la struttura ombrellone<text:line-break/> */<text:line-break/>int confronta_prenotazione_num_ombrellone_fila (prenotazione_t pre[],ombrellone_t ombr) {<text:line-break/><text:tab/>int i = 0,<text:line-break/><text:tab/><text:tab/><text:tab/>j = 0,<text:line-break/><text:tab/><text:tab/><text:tab/>verifica = 0;<text:line-break/><text:line-break/><text:tab/>// verifico che l'input sia valido e restituisco immediatamente l'errore<text:line-break/><text:tab/>if (ombr.ombrellone &gt; max_ombrelloni || ombr.ombrellone &lt; 0 || ombr.fila_o &gt; max_file || ombr.fila_o &lt; 0) {<text:line-break/><text:tab/><text:tab/>printf("\n\t\tAttenzione! Limite fila/ombrellone superato. Massimo file : 10\t\tMassimo ombrelloni per fila:35");<text:line-break/><text:tab/><text:tab/>verifica--;<text:line-break/><text:tab/>} else {<text:line-break/><text:soft-page-break/><text:tab/><text:tab/>for (i = 0; i &lt; max_file ; i++) {<text:line-break/><text:tab/><text:tab/><text:tab/>if (ombr.fila_o == pre[i].num_ombrellone.fila_o) {<text:line-break/><text:tab/><text:tab/><text:tab/><text:tab/>for (j = 0; j &lt; max_ombrelloni; j++) {<text:line-break/><text:tab/><text:tab/><text:tab/><text:tab/><text:tab/>if (ombr.ombrellone == pre[j].num_ombrellone.ombrellone) {<text:line-break/><text:tab/><text:tab/><text:tab/><text:tab/><text:tab/><text:tab/>if (pre[j].tipo == 3) {<text:line-break/><text:tab/><text:tab/><text:tab/><text:tab/><text:tab/><text:tab/><text:tab/>verifica = j;<text:line-break/><text:tab/><text:tab/><text:tab/><text:tab/><text:tab/><text:tab/>} else if (pre[j].tipo == 1 || pre[j].tipo == 2) {<text:line-break/><text:tab/><text:tab/><text:tab/><text:tab/><text:tab/><text:tab/><text:tab/>ombr.check = pre[j].tipo;<text:line-break/><text:tab/><text:tab/><text:tab/><text:tab/><text:tab/><text:tab/>}<text:line-break/><text:tab/><text:tab/><text:tab/><text:tab/><text:tab/>}<text:line-break/><text:tab/><text:tab/><text:tab/><text:tab/>}<text:line-break/><text:tab/><text:tab/><text:tab/>}<text:line-break/><text:line-break/><text:tab/><text:tab/>}<text:line-break/><text:tab/>}<text:line-break/><text:line-break/><text:tab/>return verifica;<text:line-break/><text:line-break/>}<text:line-break/>/* Confronto il numero di fila dato input dall'utente con le file oggetto di una prenotazione */<text:line-break/>/**<text:line-break/> *<text:line-break/> * @param pre, array di strutture prenotazione<text:line-break/> * @param ombr , variabile di tipo ombrellone inserita dall'utente<text:line-break/> * @param num_p ,numero di prenotazioni<text:line-break/> * @return ritorno il valore di verifica, &gt; 0 sse il confronto è positivo<text:line-break/> */<text:line-break/>int confronta_prenotazione_fila (prenotazione_t pre[], ombrellone_t ombr ,int num_p) {<text:line-break/><text:tab/>int i</text:p>
      <text:p text:style-name="P1"><text:s/>= 0,<text:line-break/><text:tab/><text:tab/><text:tab/>verifica = 0;<text:line-break/><text:line-break/><text:tab/>if ( ombr.fila_o &gt; max_file || ombr.fila_o &lt; 0) { /* prima verifico che l'input sia valido */<text:line-break/><text:tab/><text:tab/>printf("\n\t\tAttenzione! Limite fila superato. Massimo file : 10");<text:line-break/><text:tab/><text:tab/>verifica = 999;<text:line-break/><text:tab/>}<text:line-break/><text:tab/>else {<text:line-break/><text:tab/><text:tab/>for (i = 0; i &lt; num_p ; i++) { /* verifico che la fila data in input non esista fra quelle oggetto di una prenotazione */<text:line-break/><text:tab/><text:tab/><text:tab/>if (pre[i].num_ombrellone.fila_o == ombr.fila_o) {<text:line-break/><text:tab/><text:tab/><text:tab/><text:tab/>verifica++;<text:line-break/><text:tab/><text:tab/><text:tab/>}<text:line-break/><text:tab/><text:tab/>}<text:line-break/><text:tab/>}<text:line-break/><text:line-break/><text:tab/>return verifica;<text:line-break/><text:soft-page-break/>}<text:line-break/>/* La funzione stamperà insieme alle vecchie prenotazioni anche una nuova prenotazione */<text:line-break/>/**<text:line-break/> *<text:line-break/> * @param cli_a , array di strurre cliente<text:line-break/> * @param index_a, indice del cliente che ha eseguito l'acesso<text:line-break/> * @param data_a , data della nuova prenotazione<text:line-break/> * @param ombr_a , ombrellone della nuova prenotazione<text:line-break/> * @param pren_a, array di strutture prenotazione (acquisito da file)<text:line-break/> * @param num_pren_a, numero deelle prenotazioni<text:line-break/> * @param tipo_a, tipo di prenotazione della nuova prenotazione<text:line-break/> * @param lettini_a , lettini della nuova prenotazione<text:line-break/> * @param sedie_a , sedie della nuova prenotazione<text:line-break/> * @param totale, costo totale della nuova prenotazione<text:line-break/> */<text:line-break/>void stampa_nuova_prenotazione (cliente_t cli_a[], int index_a, data_t <text:s/>data_a, ombrellone_t ombr_a ,<text:line-break/><text:tab/><text:tab/>prenotazione_t pren_a[],int num_pren_a, int tipo_a, int lettini_a, int sedie_a, double totale) {<text:line-break/><text:tab/>FILE *file;<text:line-break/><text:tab/>int i = 0;<text:line-break/><text:tab/>file = fopen("prenotazioni.csv", "w"); // apro il file delle prenotazioni<text:line-break/><text:tab/>if( file == NULL ) {<text:line-break/><text:tab/><text:tab/>printf("Impossibile aprire il file\n");<text:line-break/><text:tab/>} else {<text:line-break/><text:tab/><text:tab/>for (i = 0; i &lt; num_pren_a; i++) {<text:line-break/><text:tab/><text:tab/><text:tab/>if (i != 0) {<text:line-break/><text:tab/><text:tab/><text:tab/><text:tab/>fprintf(file,"\n");<text:line-break/><text:tab/><text:tab/><text:tab/>}<text:line-break/><text:tab/><text:tab/><text:tab/>fprintf(file, "%d,%s,%d,%d,%d,%d,%d,%d,%d,%d,%f;", /* stampo le vecchie prenotazioni */<text:line-break/><text:tab/><text:tab/><text:tab/><text:tab/><text:tab/>pren_a[i].cod,pren_a[i].email,<text:line-break/><text:tab/><text:tab/><text:tab/><text:tab/><text:tab/>pren_a[i].data.giorno,pren_a[i].data.mese,pren_a[i].data.anno,<text:line-break/><text:tab/><text:tab/><text:tab/><text:tab/><text:tab/>pren_a[i].tipo,pren_a[i].num_ombrellone.ombrellone, pren_a[i].num_ombrellone.fila_o,<text:line-break/><text:tab/><text:tab/><text:tab/><text:tab/><text:tab/>pren_a[i].num_lettini,pren_a[i].num_sedie,pren_a[i].costo );<text:line-break/><text:tab/><text:tab/>}<text:line-break/><text:tab/><text:tab/>fprintf(file,"\n%d,%s,%d,%d,%d,%d,%d,%d,%d,%d,%f;", /* stampo la nuova prenotazione */<text:line-break/><text:tab/><text:tab/><text:tab/><text:tab/>num_pren_a+1,cli_a[index_a].email, data_a.giorno,<text:line-break/><text:tab/><text:tab/><text:tab/><text:tab/>data_a.mese ,data_a.anno ,tipo_a, ombr_a.ombrellone, ombr_a.fila_o,<text:line-break/><text:tab/><text:tab/><text:tab/><text:tab/>lettini_a,sedie_a,totale);<text:line-break/><text:tab/>}<text:line-break/><text:tab/>fclose(file);<text:line-break/>}<text:line-break/><text:soft-page-break/>/* la funzione stamperà le prenotazioni dall'array di strutture prenotazione */<text:line-break/>/**<text:line-break/> *<text:line-break/> * @param pren_a , array di strutture prenotazione<text:line-break/> * @param num_pren_a , numero delle prenotazioni<text:line-break/> */<text:line-break/>void stampa_prenotazione(prenotazione_t pren_a[], int num_pren_a){<text:line-break/><text:tab/>FILE *file;<text:line-break/><text:tab/>int i = 0;<text:line-break/><text:tab/>file = fopen("prenotazioni.csv", "w"); /* apro il file */<text:line-break/><text:tab/>if( file == NULL ) {<text:line-break/><text:tab/><text:tab/>printf("Impossibile aprire il file\n");<text:line-break/><text:tab/>} else {<text:line-break/><text:tab/><text:tab/>for (i = 0; i &lt; num_pren_a; i++) {<text:line-break/><text:tab/><text:tab/><text:tab/>if (i != 0) {<text:line-break/><text:tab/><text:tab/><text:tab/><text:tab/>fprintf(file,"\n");<text:line-break/><text:tab/><text:tab/><text:tab/>}<text:line-break/><text:tab/><text:tab/><text:tab/>fprintf(file, "%d,%s,%d,%d,%d,%d,%d,%d,%d,%d,%f;", /* stampo le prenotazioni */<text:line-break/><text:tab/><text:tab/><text:tab/><text:tab/><text:tab/>pren_a[i].cod,pren_a[i].email,<text:line-break/><text:tab/><text:tab/><text:tab/><text:tab/><text:tab/>pren_a[i].data.giorno,pren_a[i].data.mese,pren_a[i].data.anno,<text:line-break/><text:tab/><text:tab/><text:tab/><text:tab/><text:tab/>pren_a[i].tipo,pren_a[i].num_ombrellone.ombrellone, pren_a[i].num_ombrellone.fila_o,<text:line-break/><text:tab/><text:tab/><text:tab/><text:tab/><text:tab/>pren_a[i].num_lettini,pren_a[i].num_sedie,pren_a[i].costo );<text:line-break/><text:tab/><text:tab/>}<text:line-break/><text:tab/>}<text:line-break/><text:tab/>fclose(file);<text:line-break/>}<text:line-break/>/* La funzione acquisisce e restituisce il tipo di prenotazione mediante l'input dell'utente */<text:line-break/>/**<text:line-break/> *<text:line-break/> * @return , ritorno il tipo di prenotazione<text:line-break/> */<text:line-break/>int tipo_mpg() {<text:line-break/><text:line-break/><text:tab/>int uscita = 0,<text:line-break/><text:tab/><text:tab/><text:tab/>tipo_a = 0;<text:line-break/><text:tab/>do {<text:line-break/><text:tab/><text:tab/>printf("\n\t\tPrego, inserire il numero relativo al periodo della prenotazione:"<text:line-break/><text:tab/><text:tab/><text:tab/><text:tab/>"\n\t\t\t1) Mattina,\n\t\t\t2) Pomeriggio,\n\t\t\t3) Giornata intera.\n\t\t");<text:line-break/><text:tab/><text:tab/>fflush(stdin);<text:line-break/><text:tab/><text:tab/>scanf("%d", &amp;tipo_a);<text:line-break/><text:tab/><text:tab/>if (tipo_a == 1 || tipo_a == 2 || tipo_a == 3) {<text:line-break/><text:tab/><text:tab/><text:tab/>uscita++;<text:line-break/><text:tab/><text:tab/>} else {<text:line-break/><text:tab/><text:tab/><text:tab/>printf("\n\t\tInput non valido. Inserire un numero <text:soft-page-break/>compreso fra 1 e 3. Riavvio . . .");<text:line-break/><text:tab/><text:tab/><text:tab/>uscita = 0;<text:line-break/><text:tab/><text:tab/>}<text:line-break/><text:tab/>} while (uscita == 0);<text:line-break/><text:line-break/><text:tab/>return tipo_a;<text:line-break/><text:line-break/>}<text:line-break/>/* La funzione acquisisce e restituisce il numero <text:s/>di lettini oggetto di una nuova prenotazione mediante l'input dell'utente */<text:line-break/>/**<text:line-break/> *<text:line-break/> * @return , ritorno il numero di lettini<text:line-break/> */<text:line-break/><text:line-break/>int lettini () {<text:line-break/><text:tab/>char risposta_a;<text:line-break/><text:tab/>int uscita_a = 0,<text:line-break/><text:tab/><text:tab/><text:tab/>lettini_a = 0;<text:line-break/><text:tab/>do {<text:line-break/><text:tab/><text:tab/>printf("\n\tVuoi aggiungere ulteriori lettini oltre ai due gia' inclusi?\n\t(S) (N)");<text:line-break/><text:tab/><text:tab/>fflush(stdin);<text:line-break/><text:tab/><text:tab/>risposta_a = getchar();<text:line-break/><text:tab/><text:tab/>if (risposta_a == 'S' || risposta_a == 's') {<text:line-break/><text:tab/><text:tab/><text:tab/>printf("\n\tInserire quanti lettini si desidera aggiungere:\n\t\t");<text:line-break/><text:tab/><text:tab/><text:tab/>fflush(stdin);<text:line-break/><text:tab/><text:tab/><text:tab/>scanf("%d",&amp;lettini_a);<text:line-break/><text:tab/><text:tab/><text:tab/>uscita_a++;<text:line-break/><text:tab/><text:tab/>}<text:line-break/><text:tab/><text:tab/>else if (risposta_a == 'N' || risposta_a == 'n') {<text:line-break/><text:tab/><text:tab/><text:tab/>uscita_a ++;<text:line-break/><text:line-break/><text:tab/><text:tab/>}<text:line-break/><text:tab/><text:tab/>else {<text:line-break/><text:tab/><text:tab/><text:tab/>printf("\n\t\tInput non valido ! Riavvio ...\n\n");<text:line-break/><text:tab/><text:tab/><text:tab/>uscita_a = 0;<text:line-break/><text:tab/><text:tab/>}<text:line-break/><text:tab/>}<text:line-break/><text:tab/>while ( uscita_a == 0);<text:line-break/><text:line-break/><text:line-break/><text:tab/>return lettini_a;<text:line-break/>}<text:line-break/>/* La funzione acquisisce e restituisce il numero <text:s/>di sedie oggetto di una nuova prenotazione mediante l'input dell'utente */<text:line-break/>/**<text:line-break/> *<text:line-break/> * @return , ritorno il numero di sedie<text:line-break/> */<text:line-break/>int sedie () {<text:line-break/><text:tab/>char risposta_b;<text:line-break/><text:soft-page-break/><text:tab/>int uscita_b = 0,<text:line-break/><text:tab/><text:tab/><text:tab/>sedie_a = 0;<text:line-break/><text:tab/>do {<text:line-break/><text:tab/><text:tab/>printf("\n\tVuoi aggiungere delle sedie alla prenotazione?\n\t(S) (N)");<text:line-break/><text:tab/><text:tab/>fflush(stdin);<text:line-break/><text:tab/><text:tab/>risposta_b = getchar();<text:line-break/><text:tab/><text:tab/>if (risposta_b == 'S' || risposta_b == 's') {<text:line-break/><text:tab/><text:tab/><text:tab/>printf("\n\tInserire quante sedie si desidera aggiungere:\n\t\t");<text:line-break/><text:tab/><text:tab/><text:tab/>fflush(stdin);<text:line-break/><text:tab/><text:tab/><text:tab/>scanf("%d",&amp;sedie_a);<text:line-break/><text:tab/><text:tab/><text:tab/>uscita_b++;<text:line-break/><text:tab/><text:tab/>}<text:line-break/><text:tab/><text:tab/>else if (risposta_b == 'N' || risposta_b == 'n') {<text:line-break/><text:tab/><text:tab/><text:tab/>uscita_b ++;<text:line-break/><text:line-break/><text:tab/><text:tab/>}<text:line-break/><text:tab/><text:tab/>else {<text:line-break/><text:tab/><text:tab/><text:tab/>printf("\n\t\tInput non valido ! Riavvio ...\n\n");<text:line-break/><text:tab/><text:tab/><text:tab/>uscita_b = 0;<text:line-break/><text:tab/><text:tab/>}<text:line-break/><text:tab/>}<text:line-break/><text:tab/>while ( uscita_b == 0);<text:line-break/><text:line-break/><text:line-break/><text:tab/>return sedie_a;<text:line-break/>}<text:line-break/>/* La funzione calcola il totale oggetto di una nuova prenotazione */<text:line-break/>/**<text:line-break/> *<text:line-break/> * @param sconto_u , sconto da applicare alla prenotazione dell'utente<text:line-break/> * @param ombr_i, varibile tipo ombrellone contente fila, ombrellone della nuova prenotazione<text:line-break/> * @param tipo_i , il tipo di prenotazione della nuova prenotazione<text:line-break/> * @param lettini_i, il numero di lettini della nuova prenotazione<text:line-break/> * @param sedie_i, il numero di sedie della nuova prenotazione<text:line-break/> * @return ritorno il costo totale<text:line-break/> */<text:line-break/>double calcola_totale (double sconto_u, ombrellone_t ombr_i,int tipo_i, int lettini_i, int sedie_i) {<text:line-break/><text:tab/>double totale_a = 0,<text:line-break/><text:tab/><text:tab/><text:tab/>sconto_temp = 0;<text:line-break/><text:line-break/><text:tab/>if (ombr_i.fila_o == 1 || ombr_i.fila_o == 2) { /* vedere la traccia o la documentazione per avere maggiori informazioni riguardo le costanti usate */<text:line-break/><text:tab/><text:tab/>totale_a = 25;<text:line-break/><text:tab/><text:tab/>totale_a = totale_a + (lettini_i * 10);<text:line-break/><text:tab/><text:tab/>totale_a = totale_a + (sedie_i * 7);<text:line-break/><text:soft-page-break/><text:tab/>} else if (ombr_i.fila_o == 3 || ombr_i.fila_o == 4) {<text:line-break/><text:tab/><text:tab/>totale_a = 20;<text:line-break/><text:tab/><text:tab/>totale_a = totale_a + (lettini_i * 8);<text:line-break/><text:tab/><text:tab/>totale_a = totale_a + (sedie_i * 5);<text:line-break/><text:tab/>} else <text:s/>{<text:line-break/><text:tab/><text:tab/>totale_a = 15;<text:line-break/><text:tab/><text:tab/>totale_a = totale_a + (lettini_i * 5);<text:line-break/><text:tab/><text:tab/>totale_a = totale_a + (sedie_i * 3);<text:line-break/><text:tab/>}<text:line-break/><text:line-break/><text:tab/>if ( tipo_i == 1 || tipo_i == 2) {<text:line-break/><text:tab/><text:tab/>totale_a = (totale_a / 2);<text:line-break/><text:tab/>}<text:line-break/><text:line-break/><text:tab/>if (sconto_u &gt; 0) {<text:line-break/><text:tab/><text:tab/>sconto_temp = <text:s/>(sconto_u * totale_a) /100;<text:line-break/><text:tab/><text:tab/>totale_a = totale_a - sconto_temp;<text:line-break/><text:tab/>}<text:line-break/><text:line-break/><text:tab/>return (totale_a);<text:line-break/><text:line-break/>}<text:line-break/>/* La funzione stamperà a video l'equivalente numerico della tipologia di prenotazione */<text:line-break/>/**<text:line-break/> *<text:line-break/> * @param tipo_i , il tipo, oggetto di una prenotazione<text:line-break/> */<text:line-break/>void stampa_tipo (int tipo_i) {<text:line-break/><text:tab/>if (tipo_i == 1) {<text:line-break/><text:tab/><text:tab/>printf("Mattina");<text:line-break/><text:tab/>} else if (tipo_i == 2) {<text:line-break/><text:tab/><text:tab/>printf("Pomeriggio");<text:line-break/><text:tab/>} else if (tipo_i == 3) {<text:line-break/><text:tab/><text:tab/>printf("Giornata intera");<text:line-break/><text:tab/>}<text:line-break/>}<text:line-break/>/* La funzione verificherà la disponibilità <text:s/>di quali ombrelloni sono liberi della fila specificata dal cliente in una certa data */<text:line-break/>/**<text:line-break/> *<text:line-break/> * @param prenotazioni_a , array di strutture prenotazione<text:line-break/> * @param num_p_a , numero di prenotazioni<text:line-break/> */<text:line-break/>void ombrelloni_disponibili_fila (prenotazione_t prenotazioni_a [], int num_p_a) {<text:line-break/><text:line-break/><text:tab/>data_t data_i;<text:tab/><text:tab/><text:tab/><text:tab/>/* Data presa in input dall'utente */<text:line-break/><text:tab/>ombrellone_t ombr_i;<text:tab/><text:tab/>/* Ombrellone preso in input dall'utente */<text:line-break/><text:tab/>pren_ombr_disponibile_t ombr_disp[10];/* ho dichiarato apposta <text:soft-page-break/>una struttura contenente 10 file di 35 ombrelloni.*/<text:line-break/><text:tab/>int sel = 1,<text:tab/><text:tab/><text:tab/>/* variabile "interruttore" , per la funzione controllo_data*/<text:line-break/><text:tab/><text:tab/><text:tab/>uscita_a = 0,<text:tab/>/* varibiali di controllo-uscita dei cicli do-while */<text:line-break/><text:tab/><text:tab/><text:tab/>uscita_b = 0,<text:line-break/><text:tab/><text:tab/><text:tab/>ritorno = 0,<text:tab/>/* variabili di ritorno dai controlli su data e ombrellone*/<text:line-break/><text:tab/><text:tab/><text:tab/>ritorno_b = 0,<text:line-break/><text:tab/><text:tab/><text:tab/>i = 0,<text:tab/><text:tab/><text:tab/>/* varibili indice */<text:line-break/><text:tab/><text:tab/><text:tab/>j = 0,<text:line-break/><text:tab/><text:tab/><text:tab/>k = 0;<text:line-break/><text:line-break/><text:tab/>do {<text:line-break/><text:tab/><text:tab/>printf("\n\t\tPrego, inserire la data in cui verificare la disponibilita' di ombrelloni di una certa fila :");<text:line-break/><text:tab/><text:tab/>/* Acquisisco la data */<text:line-break/><text:tab/><text:tab/>printf("\n\t\t\tGiorno : ");<text:line-break/><text:tab/><text:tab/>scanf("%d", &amp;data_i.giorno);<text:line-break/><text:tab/><text:tab/>printf("\t\t\tMese : ");<text:line-break/><text:tab/><text:tab/>scanf("%d", &amp;data_i.mese);<text:line-break/><text:tab/><text:tab/>printf("\t\t\tAnno : ");<text:line-break/><text:tab/><text:tab/>scanf("%d", &amp;data_i.anno);<text:line-break/><text:tab/><text:tab/>if (controllo_data(sel,data_i) != 0){ /* verifico se è valida, ricordiamo che sel != 0 verificherà una data "odierna" */<text:line-break/><text:tab/><text:tab/><text:tab/>printf("\n\t\tInserire una data valida ! Riavvio . . .");<text:line-break/><text:tab/><text:tab/>} else { /*altriemnti */<text:line-break/><text:tab/><text:tab/><text:tab/>uscita_a++;<text:line-break/><text:tab/><text:tab/><text:tab/>ritorno = confronta_prenotazione_data_input (prenotazioni_a,num_p_a,data_i); /* controlla se esistono prenotazioni in quella data */<text:line-break/><text:line-break/><text:tab/><text:tab/><text:tab/>do {<text:line-break/><text:tab/><text:tab/><text:tab/><text:tab/>printf("\n\t\tInserire la fila di ombrelloni di cui si vuole conoscere la disponibilita':\n"); /* acquisisco la fila di ombrelloni di cui voglio sapere la disponibilità */<text:line-break/><text:tab/><text:tab/><text:tab/><text:tab/>fflush(stdin);<text:line-break/><text:tab/><text:tab/><text:tab/><text:tab/>scanf("%d", &amp;ombr_i.fila_o);<text:line-break/><text:tab/><text:tab/><text:tab/><text:tab/>if (ritorno != 0) { /* se non esiste una data fra le prenotazioni allora prosegui */<text:line-break/><text:tab/><text:tab/><text:tab/><text:tab/><text:tab/>ritorno_b = confronta_prenotazione_fila (prenotazioni_a,ombr_i,num_p_a); <text:s/>/*controllo se esistono prenotazioni con la stessa fila in oggetto */<text:line-break/><text:line-break/><text:tab/><text:tab/><text:tab/><text:tab/><text:tab/>if (ritorno_b == 999) { /* se ritorna 999 vuol dire che la fila inserita non è valida */<text:line-break/><text:tab/><text:tab/><text:tab/><text:tab/><text:tab/><text:tab/>uscita_b = 0;<text:line-break/><text:tab/><text:tab/><text:tab/><text:tab/><text:tab/>} else if (ritorno_b != 0) { /*Altrimenti se il controllo <text:s/>sulla fila va a buon fine */<text:line-break/><text:tab/><text:tab/><text:tab/><text:tab/><text:tab/><text:tab/>uscita_b++;<text:line-break/><text:line-break/><text:tab/><text:tab/><text:tab/><text:tab/><text:tab/><text:tab/>for (j = 0; j &lt; max_ombrelloni; j++){ <text:soft-page-break/>/*Credo una fila di array di strutture ombrellone "vergine" */<text:line-break/><text:tab/><text:tab/><text:tab/><text:tab/><text:tab/><text:tab/><text:tab/>ombr_disp[ombr_i.fila_o-1].ombrelloni[j].ombrellone = j+1; /*Fila -1 perchè lavoriamo con indice 0 */<text:line-break/><text:tab/><text:tab/><text:tab/><text:tab/><text:tab/><text:tab/><text:tab/>ombr_disp[ombr_i.fila_o-1].ombrelloni[j].doppia_prenotazione = 0;/* setto inoltre le mie variabili di controllo sulle doppie prenotazioni o sulle prenotazioni M+P*/<text:line-break/><text:tab/><text:tab/><text:tab/><text:tab/><text:tab/><text:tab/><text:tab/>ombr_disp[ombr_i.fila_o-1].ombrelloni[j].check = 0;<text:line-break/><text:tab/><text:tab/><text:tab/><text:tab/><text:tab/><text:tab/>}<text:line-break/><text:line-break/><text:tab/><text:tab/><text:tab/><text:tab/><text:tab/><text:tab/>for (i = 0; i &lt; num_p_a; i++) { /*Inizio un sistema di confronti in cui "oscuro" tutti campi della mia struttura rimarcando così le disponibilità <text:s/>*/<text:line-break/><text:tab/><text:tab/><text:tab/><text:tab/><text:tab/><text:tab/><text:tab/>if (prenotazioni_a[i].num_ombrellone.fila_o == ombr_i.fila_o) {/* il numero di fila della prenotazione</text:p>
      <text:p text:style-name="P1"><text:s/>è uguale all'input? */<text:line-break/><text:tab/><text:tab/><text:tab/><text:tab/><text:tab/><text:tab/><text:tab/><text:tab/>if (data_i.giorno == prenotazioni_a[i].data.giorno &amp;&amp;<text:tab/><text:tab/>/* se si, hanno anche la stessa data? */<text:line-break/><text:tab/><text:tab/><text:tab/><text:tab/><text:tab/><text:tab/><text:tab/><text:tab/><text:tab/><text:tab/>data_i.mese == prenotazioni_a[i].data.mese &amp;&amp;<text:line-break/><text:tab/><text:tab/><text:tab/><text:tab/><text:tab/><text:tab/><text:tab/><text:tab/><text:tab/><text:tab/>data_i.anno == prenotazioni_a[i].data.anno ) {<text:line-break/><text:tab/><text:tab/><text:tab/><text:tab/><text:tab/><text:tab/><text:tab/><text:tab/><text:tab/>for (k = 0; k &lt; max_ombrelloni; k++) { /* si, allora confronto gli ombrelloni */<text:line-break/><text:tab/><text:tab/><text:tab/><text:tab/><text:tab/><text:tab/><text:tab/><text:tab/><text:tab/><text:tab/>if (prenotazioni_a[i].num_ombrellone.ombrellone == ombr_disp[ombr_i.fila_o-1].ombrelloni[k].ombrellone <text:s/>){ /* se sono uguali */<text:line-break/><text:tab/><text:tab/><text:tab/><text:tab/><text:tab/><text:tab/><text:tab/><text:tab/><text:tab/><text:tab/><text:tab/>ombr_disp[ombr_i.fila_o-1].ombrelloni[k].doppia_prenotazione++; /* incremento ogni volta il flag della doppia prenotazione per lo stesso giorno (max 2 per M + P) */<text:line-break/><text:line-break/><text:tab/><text:tab/><text:tab/><text:tab/><text:tab/><text:tab/><text:tab/><text:tab/><text:tab/><text:tab/><text:tab/>/* ne verifico quindi il tipo di giornata rimarcando la disponibiltà. se per esempio <text:s/>la prenotazione è di mattina marcherù come dispobile il pomeriggio */<text:line-break/><text:tab/><text:tab/><text:tab/><text:tab/><text:tab/><text:tab/><text:tab/><text:tab/><text:tab/><text:tab/><text:tab/>ombr_disp[ombr_i.fila_o-1].ombrelloni[k].check = controlla_tipo_giornata (prenotazioni_a[i].tipo, ombr_disp[ombr_i.fila_o-1].ombrelloni[k].doppia_prenotazione);<text:line-break/><text:line-break/><text:tab/><text:tab/><text:tab/><text:tab/><text:tab/><text:tab/><text:tab/><text:tab/><text:tab/><text:tab/>}<text:line-break/><text:tab/><text:tab/><text:tab/><text:tab/><text:tab/><text:tab/><text:tab/><text:tab/><text:tab/>}<text:line-break/><text:tab/><text:tab/><text:tab/><text:tab/><text:tab/><text:tab/><text:tab/><text:tab/>}<text:line-break/><text:tab/><text:tab/><text:tab/><text:tab/><text:tab/><text:tab/><text:tab/>}<text:line-break/><text:tab/><text:tab/><text:tab/><text:tab/><text:tab/><text:tab/>}<text:line-break/><text:tab/><text:tab/><text:tab/><text:tab/><text:tab/>}<text:line-break/><text:tab/><text:tab/><text:tab/><text:tab/><text:tab/>else { /* se altrimenti la data inserita <text:soft-page-break/>non è stata mai usata o non è valida */<text:line-break/><text:tab/><text:tab/><text:tab/><text:tab/><text:tab/><text:tab/>uscita_b++; /*esci */<text:line-break/><text:tab/><text:tab/><text:tab/><text:tab/><text:tab/>}<text:line-break/><text:tab/><text:tab/><text:tab/><text:tab/>}<text:line-break/><text:tab/><text:tab/><text:tab/>}<text:line-break/><text:tab/><text:tab/><text:tab/>while (uscita_b == 0);<text:line-break/><text:tab/><text:tab/>}<text:line-break/><text:tab/>}<text:line-break/><text:tab/>while (uscita_a == 0);<text:line-break/><text:tab/>/* Infine stampo gli ombrelloni disponibili della fila e nella data scelta <text:s/>*/<text:line-break/><text:tab/>printf("\n\tGli ombrelloni disponibili nel giorno %d/%d/%d nella fila %d, sono:\n", data_i.giorno,data_i.mese,data_i.anno,ombr_i.fila_o);<text:line-break/><text:tab/>stampa_ombrelloni_liberi(ombr_disp[ombr_i.fila_o-1]); /* passo la struttura creata appositamente, ma della fila precedentemente richeista */<text:line-break/>}<text:line-break/><text:line-break/>// Funzione che confronta una data in input cone le date delle prenotazioni e<text:line-break/>// restituisce, all'avvenire della condizione, l'indice della prenotazione in oggetto<text:line-break/>/**<text:line-break/> *<text:line-break/> * @param pre, array di strutture prenotazione<text:line-break/> * @param num_p, numero di prenotazioni<text:line-break/> * @param data_in , data in input dall'utente<text:line-break/> * @return , ritorna l'indice della prenotazione oppure 0<text:line-break/> */<text:line-break/>int confronta_prenotazione_data_input (prenotazione_t pre[], int num_p, data_t data_in) {<text:line-break/><text:tab/>int i = 0,<text:line-break/><text:tab/><text:tab/><text:tab/>verifica = 0;<text:line-break/><text:line-break/><text:line-break/><text:tab/>for (i = 0; i &lt; num_p; i++) { // confronto giorno,mese,anno per ogni prenotazione<text:line-break/><text:tab/><text:tab/>if (data_in.giorno == pre[i].data.giorno) {<text:line-break/><text:tab/><text:tab/><text:tab/>if (data_in.mese == pre[i].data.mese) {<text:line-break/><text:tab/><text:tab/><text:tab/><text:tab/>if (data_in.anno == pre[i].data.anno) {<text:line-break/><text:tab/><text:tab/><text:tab/><text:tab/><text:tab/>verifica = i;<text:line-break/><text:tab/><text:tab/><text:tab/><text:tab/>}<text:line-break/><text:tab/><text:tab/><text:tab/>}<text:line-break/><text:tab/><text:tab/>}<text:line-break/><text:tab/>}<text:line-break/><text:line-break/><text:tab/>return verifica;<text:line-break/>}<text:line-break/>/* La funzione prende il tipo e il flag doppia prenotazione e calcola la disponibilità relativa ad essa */<text:line-break/>/**<text:line-break/> *<text:line-break/><text:soft-page-break/> * @param tipo_p , il tipo di prenotazione<text:line-break/> * @param doppia_p_a , flag, &gt;1 se ho già due prenotazioni in quel giorno<text:line-break/> * @return<text:line-break/> */<text:line-break/>int controlla_tipo_giornata(int tipo_p, int doppia_p_a) {<text:line-break/><text:tab/>int check;<text:line-break/><text:line-break/><text:tab/>if (tipo_p == 3) { /* se giornata intera*/<text:line-break/><text:tab/><text:tab/>check = 3; /* allora disponibilità nulla (=3) */<text:line-break/><text:tab/>} else if (tipo_p == 1) { /* se mattina*/<text:line-break/><text:tab/><text:tab/>check = 2; /* allora <text:s/>pomeriggio*/<text:line-break/><text:tab/>} else {<text:line-break/><text:tab/><text:tab/>check = 1; /* se pomeriggio , allora mattina */<text:line-break/><text:tab/>}<text:line-break/><text:line-break/><text:tab/>if (doppia_p_a &gt; 1) { /* se già esistono due prenotazioni */<text:line-break/><text:tab/><text:tab/>check = 3;<text:line-break/><text:line-break/><text:tab/>}<text:line-break/><text:tab/>return (check); /* ritorno la disponibilità */<text:line-break/>}<text:line-break/>/* La funzione acquisita la struttura contenente le disponibilità di una determinata fila, la stamperà a video */<text:line-break/>/**<text:line-break/> *<text:line-break/> * @param ombr_disp_a , struttura fila di ombrelloni<text:line-break/> */<text:line-break/>void stampa_ombrelloni_liberi (pren_ombr_disponibile_t ombr_disp_a) {<text:line-break/><text:line-break/><text:tab/>int w = 0;<text:line-break/><text:line-break/><text:tab/>for (w = 0; w &lt; <text:s/>max_ombrelloni; w++) {<text:line-break/><text:tab/><text:tab/>if ( w % 5 == 0) {<text:line-break/><text:tab/><text:tab/><text:tab/>printf("\n");<text:line-break/><text:tab/><text:tab/>}<text:line-break/><text:tab/><text:tab/>if (ombr_disp_a.ombrelloni[w].check == <text:s/>0) { /* se 0 quindi invariato */<text:line-break/><text:tab/><text:tab/><text:tab/>printf("\t| %d G " , ombr_disp_a.ombrelloni[w].ombrellone); /*disponibile per la giornata */<text:line-break/><text:tab/><text:tab/>} else if <text:s/>(ombr_disp_a.ombrelloni[w].check == 1) { <text:s/>/* se 1 */<text:line-break/><text:tab/><text:tab/><text:tab/>printf("\t| %d M ", ombr_disp_a.ombrelloni[w].ombrellone); /*disponibile per la mattina */<text:line-break/><text:tab/><text:tab/>} else if (ombr_disp_a.ombrelloni[w].check == 2) { /* se 2 */<text:line-break/><text:tab/><text:tab/><text:tab/>printf("\t| %d P ",ombr_disp_a.ombrelloni[w].ombrellone); <text:s/>/*disponibile per il pomeriggio */<text:line-break/><text:tab/><text:tab/>} else if (ombr_disp_a.ombrelloni[w].check == 3) { /* se <text:soft-page-break/>3 */<text:line-break/><text:tab/><text:tab/><text:tab/>printf("\t| // "); /* non disponibile */<text:line-break/><text:tab/><text:tab/>}<text:line-break/><text:tab/>}<text:line-break/><text:tab/>printf("\n");<text:line-break/>}<text:line-break/>/* La funzione acquisita una data dall'utente restituisce la disponibilità ti tutti gli ombrelloni, */<text:line-break/>/*ordinando le file in ordine a scelta crescente o decrescente */<text:line-break/>/**<text:line-break/> *<text:line-break/> * @param prenotazioni_a, array di strutture prenotazione<text:line-break/> * @param num_p_a, numero di prenotazioni<text:line-break/> */<text:line-break/>void ombrelloni_disponibili_fila_cresc_decr (prenotazione_t prenotazioni_a [], int num_p_a) {<text:line-break/><text:tab/>data_t data_i;<text:tab/><text:tab/>/* data in input */<text:line-break/><text:tab/>int sel = 1,<text:tab/><text:tab/>/*per il controllo della data "odierna" */<text:line-break/><text:tab/><text:tab/><text:tab/>uscita_a = 0, /* controllo-uscite dai cicli do-while */<text:line-break/><text:tab/><text:tab/><text:tab/>uscita_b = 0,<text:line-break/><text:tab/><text:tab/><text:tab/>crescornot = 0; /* crescente o decrescente */<text:line-break/><text:tab/>ombrellone_t ombr [35]; /* array di strutture ombrellone */<text:line-break/><text:line-break/><text:tab/>do {<text:line-break/><text:tab/><text:tab/>/* Acquisisco la data dall'utente */<text:line-break/><text:tab/><text:tab/>printf("\n\t\tPrego, inserire la data in cui verificare la disponibilita' di tutti gli ombrelloni :");<text:line-break/><text:tab/><text:tab/>fflush(stdin);<text:line-break/><text:tab/><text:tab/>printf("\n\t\t\tGiorno : ");<text:line-break/><text:tab/><text:tab/>scanf("%d", &amp;data_i.giorno);<text:line-break/><text:tab/><text:tab/>printf("\t\t\tMese : ");<text:line-break/><text:tab/><text:tab/>scanf("%d", &amp;data_i.mese);<text:line-break/><text:tab/><text:tab/>printf("\t\t\tAnno : ");<text:line-break/><text:tab/><text:tab/>scanf("%d", &amp;data_i.anno);<text:line-break/><text:line-break/><text:tab/><text:tab/>if (controllo_data(sel,data_i) != 0){ /* verifico se valida */<text:line-break/><text:tab/><text:tab/><text:tab/>printf("\n\t\tInserire una data valida ! Riavvio . . .");<text:line-break/><text:tab/><text:tab/>} else {<text:line-break/><text:tab/><text:tab/><text:tab/>uscita_a++;<text:line-break/><text:tab/><text:tab/><text:tab/>printf("\n\t\tData valida !");<text:line-break/><text:tab/><text:tab/><text:tab/>do { /* se la data è valida allora chiedo il tipo di ordinamenteo */<text:line-break/><text:tab/><text:tab/><text:tab/><text:tab/>printf("\n\t\tIntendi visualizzare le file di ombrelloni in ordine :\n\t\t\t1) Crescente,\n\t\t\t2) Decrescente.\n");<text:line-break/><text:tab/><text:tab/><text:tab/><text:tab/>scanf("%d", &amp;crescornot);<text:line-break/><text:tab/><text:tab/><text:tab/><text:tab/>if (crescornot == 1 || crescornot == 2) { /* se l'input è corretto */<text:line-break/><text:tab/><text:tab/><text:tab/><text:tab/><text:tab/>uscita_b++;<text:line-break/><text:tab/><text:tab/><text:tab/><text:tab/><text:tab/>verifica_disp_tutti_ombrelloni <text:soft-page-break/>(prenotazioni_a,data_i,num_p_a,crescornot,sel,ombr); /* verifico la disponibilità di tutti gli ombrelloni, sel sempre = 1*/<text:line-break/><text:tab/><text:tab/><text:tab/><text:tab/>} else {<text:line-break/><text:tab/><text:tab/><text:tab/><text:tab/><text:tab/>printf("\n\tErrore ! Inserire un numero valido fra 1 o 2. Riavvio ...");<text:line-break/><text:tab/><text:tab/><text:tab/><text:tab/>}<text:line-break/><text:tab/><text:tab/><text:tab/>}<text:line-break/><text:tab/><text:tab/><text:tab/>while (uscita_b == 0);<text:line-break/><text:tab/><text:tab/>}<text:line-break/><text:tab/>}<text:line-break/><text:tab/>while (uscita_a == 0);<text:line-break/><text:line-break/>}<text:line-break/>/* La funzione verifica la disponibilità di tutte le file e gli ombrelloni per una specifica data */<text:line-break/>/**<text:line-break/> *<text:line-break/> * @param prenotazioni_a , array di strutture prenotazione<text:line-break/> * @param data_i_a , data inserita dall'utente<text:line-break/> * @param num_p_a , numero di prenotazioni<text:line-break/> * @param crdecr , variabile di controllo per lo switch , oltre che stabilire l'ordinamente crescente o decrescente<text:line-break/> * @param indice , l'indice oggetto di una determinata prenotazione<text:line-break/> * @param ombr_a , l'ombrellone inserito<text:line-break/> */<text:line-break/>void verifica_disp_tutti_ombrelloni (prenotazione_t prenotazioni_a [], data_t data_i_a, int num_p_a, int crdecr,int indice, ombrellone_t ombr_a []) {<text:line-break/><text:tab/>pren_ombr_disponibile_t ombr_disp_a [10]; /* creo la mia struttura delle disponibilità*/<text:line-break/><text:tab/>int i = 0,<text:tab/><text:tab/>/* gli incidi di cicli ed array */<text:line-break/><text:tab/><text:tab/><text:tab/>j = 0,<text:line-break/><text:tab/><text:tab/><text:tab/>k = 0,<text:line-break/><text:tab/><text:tab/><text:tab/>l = 0,<text:line-break/><text:tab/><text:tab/><text:tab/>m = 0,<text:line-break/><text:tab/><text:tab/><text:tab/>n = 0,<text:line-break/><text:tab/><text:tab/><text:tab/>o = 0,<text:line-break/><text:tab/><text:tab/><text:tab/>p = 0;<text:line-break/><text:line-break/><text:tab/>for (l = 0; l &lt; max_file; l++) {<text:tab/>//per ogni fila<text:line-break/><text:tab/><text:tab/>for (m = 0; m &lt; max_ombrelloni; m++){ //per ogni ombrellone<text:line-break/><text:tab/><text:tab/><text:tab/>ombr_disp_a[l].ombrelloni[m].ombrellone = m+1; //resetta la mia struttura a parametri nulli<text:line-break/><text:tab/><text:tab/><text:tab/>ombr_disp_a[l].ombrelloni[m].doppia_prenotazione = 0;<text:line-break/><text:tab/><text:tab/><text:tab/>ombr_disp_a[l].ombrelloni[m].check = 0;<text:line-break/><text:tab/><text:tab/>}<text:line-break/><text:tab/>}<text:line-break/><text:line-break/><text:tab/>for (i = 0; i &lt; num_p_a; i++){ //per ogni prenotazione<text:line-break/><text:tab/><text:tab/>if (data_i_a.giorno == prenotazioni_a[i].data.giorno <text:soft-page-break/>&amp;&amp; // è uguale alla data inserita dall'utente?<text:line-break/><text:tab/><text:tab/><text:tab/><text:tab/>data_i_a.mese == prenotazioni_a[i].data.mese &amp;&amp;<text:line-break/><text:tab/><text:tab/><text:tab/><text:tab/>data_i_a.anno == prenotazioni_a[i].data.anno ) {<text:line-break/><text:tab/><text:tab/><text:tab/>for (k = 0; k &lt; max_file; k++) { //se si, allora per ogni fila<text:line-break/><text:tab/><text:tab/><text:tab/><text:tab/>if (prenotazioni_a[i].num_ombrellone.fila_o == (k+1)) { <text:s/>// verifica se il numero di fila è = a quello della prenotazione (k+1 perchè indice di array)<text:line-break/><text:tab/><text:tab/><text:tab/><text:tab/><text:tab/>for (j = 0; j &lt; max_ombrelloni; j++) { //se si , allora per ogni ombrellone<text:line-break/><text:tab/><text:tab/><text:tab/><text:tab/><text:tab/><text:tab/>if (prenotazioni_a[i].num_ombrellone.ombrellone == ombr_disp_a[k].ombrelloni[j].ombrellone ){ // verifica se sono uguali a quello della prenotazione<text:line-break/><text:tab/><text:tab/><text:tab/><text:tab/><text:tab/><text:tab/><text:tab/>ombr_disp_a[k].ombrelloni[j].doppia_prenotazione++; //se si , allora aggiorna il flag<text:line-break/><text:tab/><text:tab/><text:tab/><text:tab/><text:tab/><text:tab/><text:tab/>ombr_disp_a[k].ombrelloni[j].check = controlla_tipo_giornata (prenotazioni_a[i].tipo, ombr_disp_a[k].ombrelloni[j].doppia_prenotazione); // e stabiliscine la disponibiltà<text:line-break/><text:tab/><text:tab/><text:tab/><text:tab/><text:tab/><text:tab/>}<text:line-break/><text:tab/><text:tab/><text:tab/><text:tab/><text:tab/>}<text:line-break/><text:tab/><text:tab/><text:tab/><text:tab/>}<text:line-break/><text:tab/><text:tab/><text:tab/>}<text:line-break/><text:tab/><text:tab/>}<text:line-break/><text:tab/>} //in questo modo avrò "segnato" tutte le mie prenotazioni sulla mia struttura<text:line-break/><text:line-break/><text:tab/>// il"crescente o descrescente" lo userò anche per potenziare la funzione<text:line-break/><text:tab/>// infatti nello switch seguente si aggiungono i casi 0 : qualora volessi salvare nell'array di strutture prenotazione<text:line-break/><text:tab/>// 3: qualora volessi stampare una fila di ombrelloni<text:line-break/><text:tab/>switch (crdecr) {<text:line-break/><text:tab/>case 0:<text:line-break/><text:tab/><text:tab/>for (o = 0; o &lt; max_file; o++){<text:line-break/><text:tab/><text:tab/><text:tab/>for(p = 0; p &lt; max_ombrelloni; p++){<text:line-break/><text:tab/><text:tab/><text:tab/><text:tab/>if (prenotazioni_a[indice].num_ombrellone.fila_o == (o+1)){<text:line-break/><text:tab/><text:tab/><text:tab/><text:tab/><text:tab/>if (prenotazioni_a[indice].num_ombrellone.ombrellone == <text:s/>ombr_disp_a[o].ombrelloni[p].ombrellone){<text:line-break/><text:tab/><text:tab/><text:tab/><text:tab/><text:tab/><text:tab/>prenotazioni_a[indice].num_ombrellone.doppia_prenotazione = ombr_disp_a[o].ombrelloni[p].doppia_prenotazione;<text:line-break/><text:tab/><text:tab/><text:tab/><text:tab/><text:tab/><text:tab/>prenotazioni_a[indice].num_ombrellone.check = ombr_disp_a[o].ombrelloni[p].check;<text:line-break/><text:tab/><text:tab/><text:tab/><text:tab/><text:tab/>}<text:line-break/><text:tab/><text:tab/><text:tab/><text:tab/>}<text:line-break/><text:soft-page-break/><text:tab/><text:tab/><text:tab/>}<text:line-break/><text:tab/><text:tab/>}<text:line-break/><text:tab/><text:tab/>break;<text:line-break/><text:tab/>case 1: // stampa crescente<text:line-break/><text:tab/><text:tab/>for (n = 0; n &lt; max_file; n++) {<text:line-break/><text:tab/><text:tab/><text:tab/>printf("\n\tFila numero: %d",n+1 );<text:line-break/><text:tab/><text:tab/><text:tab/>stampa_ombrelloni_liberi(ombr_disp_a[n]);<text:line-break/><text:tab/><text:tab/>}<text:line-break/><text:tab/><text:tab/>break;<text:line-break/><text:tab/>case 2: // stampa decrescente<text:line-break/><text:tab/><text:tab/>for ( n = max_file-1; n &gt;= 0; n--) {<text:line-break/><text:tab/><text:tab/><text:tab/>printf("\n\tFila numero: %d",n+1 );<text:line-break/><text:tab/><text:tab/><text:tab/>stampa_ombrelloni_liberi(ombr_disp_a[n]);<text:line-break/><text:tab/><text:tab/>}<text:line-break/><text:tab/><text:tab/>break;<text:line-break/><text:tab/>case 3:<text:line-break/><text:tab/><text:tab/>stampa_ombrelloni_liberi(ombr_disp_a[prenotazioni_a[indice].num_ombrellone.fila_o-1]);<text:line-break/><text:tab/><text:tab/>for(p = 0; p &lt; max_ombrelloni; p++){<text:line-break/><text:tab/><text:tab/><text:tab/>ombr_a[p].ombrellone = <text:s/>ombr_disp_a[prenotazioni_a[indice].num_ombrellone.fila_o-1].ombrelloni[p].ombrellone;<text:line-break/><text:tab/><text:tab/><text:tab/>ombr_a[p].doppia_prenotazione = ombr_disp_a[prenotazioni_a[indice].num_ombrellone.fila_o-1].ombrelloni[p].doppia_prenotazione;<text:line-break/><text:tab/><text:tab/><text:tab/>ombr_a[p].check = ombr_disp_a[prenotazioni_a[indice].num_ombrellone.fila_o-1].ombrelloni[p].check;<text:line-break/><text:tab/><text:tab/>}<text:line-break/><text:line-break/><text:tab/><text:tab/>break;<text:line-break/><text:tab/>}<text:line-break/>}<text:line-break/>/* La funzione <text:s/>permette di modificare il tipo di prenotazione e/o l'ombrellone, a scelta dell'utente */<text:line-break/>/**<text:line-break/> *<text:line-break/> * @param prenotazione , array di strutture prenotazione<text:line-break/> * @param num_prenotazioni, numero di prenotazioni<text:line-break/> *</text:p>
      <text:p text:style-name="P1"><text:s/>@param indice , indice del cliente che ha fatto l'accesso<text:line-break/> * @param num_clienti , il numero di clienti<text:line-break/> * @param client , array di strutture cliente<text:line-break/> */<text:line-break/>void modifica_prenotazione_tipo_ombrellone(prenotazione_t prenotazione[], int num_prenotazioni, int indice,int num_clienti,cliente_t client []) {<text:line-break/><text:tab/>int i = 0,<text:tab/>// indici di controllo-conteggio<text:line-break/><text:tab/><text:tab/><text:tab/>j = 0,<text:line-break/><text:tab/><text:tab/><text:tab/>k = 0,<text:line-break/><text:tab/><text:tab/><text:tab/>uscita_a = 0, // controlli-uscite dei cicli do-ehile<text:line-break/><text:soft-page-break/><text:tab/><text:tab/><text:tab/>uscita_b = 0,<text:line-break/><text:tab/><text:tab/><text:tab/>uscita_c = 0,<text:line-break/><text:tab/><text:tab/><text:tab/>x = 0; // variabile di controllo dell switch<text:line-break/><text:tab/>char risposta_a, // risposte iterative al sistema<text:line-break/><text:tab/>risposta_b;<text:line-break/><text:line-break/><text:tab/>do {<text:line-break/><text:tab/><text:tab/>i++;<text:line-break/><text:tab/><text:tab/>printf("\n\tVuoi effetuare "); // Effettuare modifiche?<text:line-break/><text:tab/><text:tab/>if (i &gt; 1) {<text:line-break/><text:tab/><text:tab/><text:tab/>printf("altre ");<text:line-break/><text:tab/><text:tab/>}<text:line-break/><text:tab/><text:tab/>printf("modifiche?\n\t(S) (N)");<text:line-break/><text:tab/><text:tab/>fflush(stdin);<text:line-break/><text:tab/><text:tab/>scanf("%c",&amp;risposta_a);<text:line-break/><text:tab/><text:tab/>if (risposta_a == 'S' || risposta_a == 's') { // se si allora<text:line-break/><text:tab/><text:tab/><text:tab/>do { // scelta del tipo di modifica<text:line-break/><text:tab/><text:tab/><text:tab/><text:tab/>printf("\n\tPrego, digitare il numero relativo al campo che si vuole modificare :\n");<text:line-break/><text:tab/><text:tab/><text:tab/><text:tab/>printf("\t1) Tipo giornata prenotazione\n\t2) Numero ombrellone\n\t0) Termina e salva le modifiche.\n");<text:line-break/><text:tab/><text:tab/><text:tab/><text:tab/>fflush(stdin);<text:line-break/><text:tab/><text:tab/><text:tab/><text:tab/>scanf("%d", &amp;x);<text:line-break/><text:line-break/><text:tab/><text:tab/><text:tab/><text:tab/>switch(x){<text:line-break/><text:tab/><text:tab/><text:tab/><text:tab/>case 0: // se 0 esci<text:line-break/><text:tab/><text:tab/><text:tab/><text:tab/><text:tab/>uscita_a++;<text:line-break/><text:tab/><text:tab/><text:tab/><text:tab/><text:tab/>uscita_c++;<text:line-break/><text:tab/><text:tab/><text:tab/><text:tab/><text:tab/>break;<text:line-break/><text:tab/><text:tab/><text:tab/><text:tab/>case 1: // se 1<text:line-break/><text:tab/><text:tab/><text:tab/><text:tab/><text:tab/>for (j = 0; j &lt; num_prenotazioni; j++ ){ // per ogni prenotazione<text:line-break/><text:tab/><text:tab/><text:tab/><text:tab/><text:tab/><text:tab/>if ( strncmp(prenotazione[j].email,client[indice].email ,40) == 0) { // se l'email della prenotazione è = a quella dell'utente acceduto<text:line-break/><text:tab/><text:tab/><text:tab/><text:tab/><text:tab/><text:tab/><text:tab/>do {<text:line-break/><text:tab/><text:tab/><text:tab/><text:tab/><text:tab/><text:tab/><text:tab/><text:tab/>printf("\n\tIntendi modificare la seguente prenotazione?"); // modifcare la prenotazione?<text:line-break/><text:tab/><text:tab/><text:tab/><text:tab/><text:tab/><text:tab/><text:tab/><text:tab/>stampa_a_video_prenotazione (prenotazione[j]);// stampo la prenotazione in esame<text:line-break/><text:tab/><text:tab/><text:tab/><text:tab/><text:tab/><text:tab/><text:tab/><text:tab/>printf("\n\t(S)(N)");<text:line-break/><text:tab/><text:tab/><text:tab/><text:tab/><text:tab/><text:tab/><text:tab/><text:tab/>fflush(stdin);<text:line-break/><text:tab/><text:tab/><text:tab/><text:tab/><text:tab/><text:tab/><text:tab/><text:tab/>scanf("%c",&amp;risposta_b);<text:line-break/><text:tab/><text:tab/><text:tab/><text:tab/><text:tab/><text:tab/><text:tab/><text:tab/>if (risposta_b == 'S' || risposta_b == 's') { // si<text:line-break/><text:tab/><text:tab/><text:tab/><text:tab/><text:tab/><text:tab/><text:tab/><text:tab/><text:tab/>modifica_tipo_prenotazione (prenotazione,j,num_prenotazioni); // <text:s/>modifica tipo<text:line-break/><text:tab/><text:tab/><text:tab/><text:tab/><text:tab/><text:tab/><text:tab/><text:tab/><text:tab/>uscita_b++;<text:line-break/><text:tab/><text:tab/><text:tab/><text:tab/><text:tab/><text:tab/><text:tab/><text:tab/><text:tab/>uscita_c++;<text:line-break/><text:soft-page-break/><text:tab/><text:tab/><text:tab/><text:tab/><text:tab/><text:tab/><text:tab/><text:tab/>}<text:line-break/><text:tab/><text:tab/><text:tab/><text:tab/><text:tab/><text:tab/><text:tab/><text:tab/>else {<text:line-break/><text:tab/><text:tab/><text:tab/><text:tab/><text:tab/><text:tab/><text:tab/><text:tab/><text:tab/>if <text:s/>(risposta_b == 'N' || risposta_b == 'n') { // no, esci/ prossima prenotazione<text:line-break/><text:tab/><text:tab/><text:tab/><text:tab/><text:tab/><text:tab/><text:tab/><text:tab/><text:tab/><text:tab/>uscita_b++;<text:line-break/><text:tab/><text:tab/><text:tab/><text:tab/><text:tab/><text:tab/><text:tab/><text:tab/><text:tab/><text:tab/>uscita_c++;<text:line-break/><text:tab/><text:tab/><text:tab/><text:tab/><text:tab/><text:tab/><text:tab/><text:tab/><text:tab/>} else {<text:line-break/><text:tab/><text:tab/><text:tab/><text:tab/><text:tab/><text:tab/><text:tab/><text:tab/><text:tab/><text:tab/>printf("\n\t\tInput non valido ! Riavvio ...\n\n");<text:line-break/><text:tab/><text:tab/><text:tab/><text:tab/><text:tab/><text:tab/><text:tab/><text:tab/><text:tab/><text:tab/>uscita_b = 0;<text:line-break/><text:tab/><text:tab/><text:tab/><text:tab/><text:tab/><text:tab/><text:tab/><text:tab/><text:tab/>}<text:line-break/><text:tab/><text:tab/><text:tab/><text:tab/><text:tab/><text:tab/><text:tab/><text:tab/>}<text:line-break/><text:tab/><text:tab/><text:tab/><text:tab/><text:tab/><text:tab/><text:tab/>}<text:line-break/><text:tab/><text:tab/><text:tab/><text:tab/><text:tab/><text:tab/><text:tab/>while (uscita_b == 0);<text:line-break/><text:tab/><text:tab/><text:tab/><text:tab/><text:tab/><text:tab/>}<text:line-break/><text:tab/><text:tab/><text:tab/><text:tab/><text:tab/>}<text:line-break/><text:tab/><text:tab/><text:tab/><text:tab/><text:tab/>break;<text:line-break/><text:tab/><text:tab/><text:tab/><text:tab/>case 2 : // se 2<text:line-break/><text:tab/><text:tab/><text:tab/><text:tab/><text:tab/>for (j = 0; j &lt; num_prenotazioni; j++ ){ // per ogni prenotazione<text:line-break/><text:tab/><text:tab/><text:tab/><text:tab/><text:tab/><text:tab/>if ( strncmp(prenotazione[j].email,client[indice].email ,40) == 0) { // se l'email della prenotazione è = a quella dell'utente acceduto<text:line-break/><text:tab/><text:tab/><text:tab/><text:tab/><text:tab/><text:tab/><text:tab/>do {<text:line-break/><text:tab/><text:tab/><text:tab/><text:tab/><text:tab/><text:tab/><text:tab/><text:tab/>printf("\n\tIntendi modificare la seguente prenotazione?"); // modifcare la prenotazione?<text:line-break/><text:tab/><text:tab/><text:tab/><text:tab/><text:tab/><text:tab/><text:tab/><text:tab/>stampa_a_video_prenotazione (prenotazione[j]); // stampo la prenotazione in esame<text:line-break/><text:tab/><text:tab/><text:tab/><text:tab/><text:tab/><text:tab/><text:tab/><text:tab/>printf("\n\t(S)(N)");<text:line-break/><text:tab/><text:tab/><text:tab/><text:tab/><text:tab/><text:tab/><text:tab/><text:tab/>fflush(stdin);<text:line-break/><text:tab/><text:tab/><text:tab/><text:tab/><text:tab/><text:tab/><text:tab/><text:tab/>scanf("%c",&amp;risposta_b);<text:line-break/><text:tab/><text:tab/><text:tab/><text:tab/><text:tab/><text:tab/><text:tab/><text:tab/>if (risposta_b == 'S' || risposta_b == 's') { // si<text:line-break/><text:tab/><text:tab/><text:tab/><text:tab/><text:tab/><text:tab/><text:tab/><text:tab/><text:tab/>modifica_num_ombrellone_prenotazione (prenotazione,j,num_prenotazioni); // modifica numero di ombrellone<text:line-break/><text:tab/><text:tab/><text:tab/><text:tab/><text:tab/><text:tab/><text:tab/><text:tab/><text:tab/>uscita_b++;<text:line-break/><text:tab/><text:tab/><text:tab/><text:tab/><text:tab/><text:tab/><text:tab/><text:tab/><text:tab/>uscita_c++;<text:line-break/><text:tab/><text:tab/><text:tab/><text:tab/><text:tab/><text:tab/><text:tab/><text:tab/>}<text:line-break/><text:tab/><text:tab/><text:tab/><text:tab/><text:tab/><text:tab/><text:tab/><text:tab/>else {<text:line-break/><text:tab/><text:tab/><text:tab/><text:tab/><text:tab/><text:tab/><text:tab/><text:tab/><text:tab/>if <text:s/>(risposta_b == 'N' || risposta_b == 'n') {// no, esci/ prossima prenotazione<text:line-break/><text:tab/><text:tab/><text:tab/><text:tab/><text:tab/><text:tab/><text:tab/><text:tab/><text:tab/><text:tab/>uscita_b++;<text:line-break/><text:tab/><text:tab/><text:tab/><text:tab/><text:tab/><text:tab/><text:tab/><text:tab/><text:tab/><text:tab/>uscita_c++;<text:line-break/><text:tab/><text:tab/><text:tab/><text:tab/><text:tab/><text:tab/><text:tab/><text:tab/><text:tab/>} else {<text:line-break/><text:tab/><text:tab/><text:tab/><text:tab/><text:tab/><text:tab/><text:tab/><text:tab/><text:tab/><text:tab/>printf("\n\t\tInput non valido ! Riavvio ...\n\n");<text:line-break/><text:tab/><text:tab/><text:tab/><text:tab/><text:tab/><text:tab/><text:tab/><text:tab/><text:tab/><text:tab/>uscita_b = 0;<text:line-break/><text:tab/><text:tab/><text:tab/><text:tab/><text:tab/><text:tab/><text:tab/><text:tab/><text:tab/>}<text:line-break/><text:tab/><text:tab/><text:tab/><text:tab/><text:tab/><text:tab/><text:tab/><text:tab/>}<text:line-break/><text:soft-page-break/><text:tab/><text:tab/><text:tab/><text:tab/><text:tab/><text:tab/><text:tab/>}<text:line-break/><text:tab/><text:tab/><text:tab/><text:tab/><text:tab/><text:tab/><text:tab/>while (uscita_b == 0);<text:line-break/><text:tab/><text:tab/><text:tab/><text:tab/><text:tab/><text:tab/>}<text:line-break/><text:tab/><text:tab/><text:tab/><text:tab/><text:tab/>}<text:line-break/><text:tab/><text:tab/><text:tab/><text:tab/><text:tab/>break;<text:line-break/><text:tab/><text:tab/><text:tab/><text:tab/>default :<text:line-break/><text:tab/><text:tab/><text:tab/><text:tab/><text:tab/>printf("\n\t\tInput non valido");<text:line-break/><text:tab/><text:tab/><text:tab/><text:tab/><text:tab/>break;<text:line-break/><text:tab/><text:tab/><text:tab/><text:tab/>}<text:line-break/><text:tab/><text:tab/><text:tab/>}<text:line-break/><text:tab/><text:tab/><text:tab/>while (uscita_c == 0);<text:line-break/><text:tab/><text:tab/>}<text:line-break/><text:tab/><text:tab/>else if (risposta_a == 'N' || risposta_a == 'n'){ // altrimenti esci ed aggiorna i costi e le prenotazioni<text:line-break/><text:tab/><text:tab/><text:tab/>printf("\n\t\tUscita ...\n\n");<text:line-break/><text:tab/><text:tab/><text:tab/>for (k = 0; k &lt; num_prenotazioni; k++) {<text:line-break/><text:tab/><text:tab/><text:tab/><text:tab/>calcola_totale(client[indice].sconto,prenotazione[k].num_ombrellone,prenotazione[k].tipo,prenotazione[k].num_lettini,prenotazione[k].num_sedie);<text:line-break/><text:tab/><text:tab/><text:tab/>}<text:line-break/><text:tab/><text:tab/><text:tab/>stampa_prenotazione(prenotazione,num_prenotazioni);<text:line-break/><text:tab/><text:tab/><text:tab/>uscita_a++;<text:line-break/><text:tab/><text:tab/>} else {<text:line-break/><text:tab/><text:tab/><text:tab/>printf("\n\t\tInput non valido ...");<text:line-break/><text:tab/><text:tab/><text:tab/>uscita_a = 0;<text:line-break/><text:tab/><text:tab/>}<text:line-break/><text:tab/>}<text:line-break/><text:tab/>while ( uscita_a == 0);<text:line-break/>}<text:line-break/>/* La funzione modifica il tipo di una prenotazione quando possibile*/<text:line-break/>/**<text:line-break/> *<text:line-break/> * @param prenotazione , array di strutture prenotazione<text:line-break/> * @param indice , indice del cliente che ha fatto l'accesso<text:line-break/> * @param num_pren, numero di prenotazioni<text:line-break/> */<text:line-break/>void modifica_tipo_prenotazione (prenotazione_t prenotazione[],int indice, int num_pren) {<text:line-break/><text:tab/>int crdecr = 0,<text:line-break/><text:tab/><text:tab/><text:tab/>nuovo_tipo = 0,<text:line-break/><text:tab/><text:tab/><text:tab/>uscita_a = 0,<text:tab/>// controlli-uscite dei cicli do-while<text:line-break/><text:tab/><text:tab/><text:tab/>uscita_b = 0,<text:line-break/><text:tab/><text:tab/><text:tab/>uscita_c = 0,<text:line-break/><text:tab/><text:tab/><text:tab/>tipo_a = 0;<text:tab/><text:tab/>// variabile di semplificazione<text:line-break/><text:tab/>data_t data_a;<text:tab/><text:tab/><text:tab/>// variabile di semplificazione<text:line-break/><text:tab/>ombrellone_t ombr [35]; // array di strutture ombrellone<text:line-break/><text:line-break/><text:tab/>data_a = prenotazione[indice].data;<text:line-break/><text:tab/>tipo_a = prenotazione[indice].tipo;<text:line-break/><text:soft-page-break/><text:line-break/><text:tab/>verifica_disp_tutti_ombrelloni(prenotazione,data_a,num_pren, crdecr,indice,ombr); // verifico le disponibiltà<text:line-break/><text:tab/>controlla_tipo_giornata(tipo_a,prenotazione[indice].num_ombrellone.doppia_prenotazione); // "converto" le disponibilità<text:line-break/><text:tab/>if (prenotazione[indice].num_ombrellone.check == 3 ){ // se la prenotazione è di tutta la giornata<text:line-break/><text:tab/><text:tab/>if (prenotazione[indice].num_ombrellone.doppia_prenotazione &lt; 2 ) { // se esiste una sola prenotazione in quel giorno<text:line-break/><text:tab/><text:tab/><text:tab/>printf("\n\t\tL'attuale tipo di prenotazione che si intende modificare: ");<text:line-break/><text:tab/><text:tab/><text:tab/>stampa_tipo(prenotazione[indice].tipo);<text:line-break/><text:tab/><text:tab/><text:tab/>do {<text:line-break/><text:tab/><text:tab/><text:tab/><text:tab/>printf("\n\t\tScegliere il numero relativo al nuovo tipo di prenotazione:\n"); /*posso modificare in M o P */<text:line-break/><text:tab/><text:tab/><text:tab/><text:tab/>printf("\t\t\t1) Mattina\t\t2)Pomeriggio\n");<text:line-break/><text:tab/><text:tab/><text:tab/><text:tab/>fflush(stdin);<text:line-break/><text:tab/><text:tab/><text:tab/><text:tab/>scanf("%d", &amp;nuovo_tipo);<text:line-break/><text:line-break/><text:tab/><text:tab/><text:tab/><text:tab/>if (nuovo_tipo == 1 || nuovo_tipo == 2) {<text:line-break/><text:tab/><text:tab/><text:tab/><text:tab/><text:tab/>prenotazione[indice].tipo = nuovo_tipo;<text:line-break/><text:tab/><text:tab/><text:tab/><text:tab/><text:tab/>printf("\n\t\tModifiche avvenute con successo !");<text:line-break/><text:tab/><text:tab/><text:tab/><text:tab/><text:tab/>uscita_a++;<text:line-break/><text:line-break/><text:tab/><text:tab/><text:tab/><text:tab/>} else {<text:line-break/><text:tab/><text:tab/><text:tab/><text:tab/><text:tab/>printf("\n\t\tInput non valido. Inserire un numero valido.\n");<text:line-break/><text:tab/><text:tab/><text:tab/><text:tab/><text:tab/>uscita_a = 0;<text:line-break/><text:tab/><text:tab/><text:tab/><text:tab/>}<text:line-break/><text:tab/><text:tab/><text:tab/>}<text:line-break/><text:tab/><text:tab/><text:tab/>while(uscita_a == 0);<text:line-break/><text:tab/><text:tab/>} else { // altrimenti esistono già 2 prenotazioni<text:line-break/><text:tab/><text:tab/><text:tab/>printf("\n\t\tNel giorno %d/%d/%d e' prevista un altra prenotazione. Non e' quindi possibbile applicare modifiche.",<text:line-break/><text:tab/><text:tab/><text:tab/><text:tab/><text:tab/>prenotazione[indice].data.giorno,prenotazione[indice].data.mese,prenotazione[indice].data.anno);<text:line-break/><text:tab/><text:tab/><text:tab/>printf("\n\t\tSi ricorda l'attuale tipo di prenotazione: ");<text:line-break/><text:tab/><text:tab/><text:tab/>stampa_tipo(prenotazione[indice].tipo);<text:line-break/><text:tab/><text:tab/>}<text:line-break/><text:tab/>} else if (prenotazione[indice].num_ombrellone.check == 2) { // se la prenotazione è di pomeriggio<text:line-break/><text:tab/><text:tab/>/* posso modificarla in G o P */<text:line-break/><text:tab/><text:tab/>printf("\n\t\tL'attuale tipo di prenotazione che si intende modificare: ");<text:line-break/><text:tab/><text:tab/>stampa_tipo(prenotazione[indice].tipo);<text:line-break/><text:tab/><text:tab/>do {<text:line-break/><text:soft-page-break/><text:tab/><text:tab/><text:tab/>printf("\n\t\tScegliere il numero relativo al nuovo tipo di prenotazione:\n");<text:line-break/><text:tab/><text:tab/><text:tab/>printf("\t\t\t1) Pomeriggio\t\t2) Giornata intera\n");<text:line-break/><text:tab/><text:tab/><text:tab/>fflush(stdin);<text:line-break/><text:tab/><text:tab/><text:tab/>scanf("%d", &amp;nuovo_tipo);<text:line-break/><text:line-break/><text:tab/><text:tab/><text:tab/>if (nuovo_tipo == 1) {<text:line-break/><text:tab/><text:tab/><text:tab/><text:tab/>prenotazione[indice].tipo = 2;<text:line-break/><text:tab/><text:tab/><text:tab/><text:tab/>printf("\n\t\tModifiche avvenute con successo !");<text:line-break/><text:tab/><text:tab/><text:tab/><text:tab/>uscita_b++;<text:line-break/><text:tab/><text:tab/><text:tab/>} else if (nuovo_tipo == 2) {<text:line-break/><text:tab/><text:tab/><text:tab/><text:tab/>prenotazione[indice].tipo = 3;<text:line-break/><text:tab/><text:tab/><text:tab/><text:tab/>printf("\n\t\tModifiche avvenute con successo !");<text:line-break/><text:tab/><text:tab/><text:tab/><text:tab/>uscita_b++;<text:line-break/><text:tab/><text:tab/><text:tab/>} else {<text:line-break/><text:tab/><text:tab/><text:tab/><text:tab/>printf("\n\t\tInput non valido. Inserire un numero valido.\n");<text:line-break/><text:tab/><text:tab/><text:tab/><text:tab/>uscita_b = 0;<text:line-break/><text:tab/><text:tab/><text:tab/>}<text:line-break/><text:tab/><text:tab/>}<text:line-break/><text:tab/><text:tab/>while(uscita_b == 0);<text:line-break/><text:line-break/><text:tab/>} else if (prenotazione[indice].num_ombrellone.check == 1) { // se la prenotazione è di mattina<text:line-break/><text:tab/><text:tab/>/* posso modificarla in G o M */<text:line-break/><text:tab/><text:tab/>printf("\n\t\tL'attuale tipo di prenotazione che si intende modificare: ");<text:line-break/><text:tab/><text:tab/>stampa_tipo(prenotazione[indice].tipo);<text:line-break/><text:tab/><text:tab/>do {<text:line-break/><text:tab/><text:tab/><text:tab/>printf("\n\t\tScegliere il numero relativo al nuovo tipo di prenotazione:\n");<text:line-break/><text:tab/><text:tab/><text:tab/>printf("\t\t\t1) Mattina\t\t2) Giornata intera\n");<text:line-break/><text:tab/><text:tab/><text:tab/>fflush(stdin);<text:line-break/><text:tab/><text:tab/><text:tab/>scanf("%d", &amp;nuovo_tipo);<text:line-break/><text:line-break/><text:tab/><text:tab/><text:tab/>if (nuovo_tipo == 1) {<text:line-break/><text:tab/><text:tab/><text:tab/><text:tab/>prenotazione[indice].tipo = nuovo_tipo;<text:line-break/><text:tab/><text:tab/><text:tab/><text:tab/>printf("\n\t\tModifiche avvenute con successo !");<text:line-break/><text:tab/><text:tab/><text:tab/><text:tab/>uscita_c++;<text:line-break/><text:tab/><text:tab/><text:tab/>} else <text:s/>if (nuovo_tipo == 2) {<text:line-break/><text:tab/><text:tab/><text:tab/><text:tab/>prenotazione[indice].tipo = 3;<text:line-break/><text:tab/><text:tab/><text:tab/><text:tab/>printf("\n\t\tModifiche avvenute con successo !");<text:line-break/><text:tab/><text:tab/><text:tab/><text:tab/>uscita_c++;<text:line-break/><text:tab/><text:tab/><text:tab/>} else {<text:line-break/><text:tab/><text:tab/><text:tab/><text:tab/>printf("\n\t\tInput non valido. Inserire un nuomero valido.\n");<text:line-break/><text:tab/><text:tab/><text:tab/><text:tab/>uscita_c = 0;<text:line-break/><text:tab/><text:tab/><text:tab/>}<text:line-break/><text:soft-page-break/><text:tab/><text:tab/>}<text:line-break/><text:tab/><text:tab/>while(uscita_c == 0);<text:line-break/><text:tab/>}<text:line-break/>}<text:line-break/>/* La funzione modifica il numero di ombrellone qualora possibile */<text:line-break/>/**<text:line-break/> *<text:line-break/> * @param prenotazione , array di strutture prenotazione<text:line-break/> * @param indice , indice del cliente che ha fatto l'accesso<text:line-break/> * @param num_pren, numero di prenotazioni<text:line-break/> */<text:line-break/>void modifica_num_ombrellone_prenotazione (prenotazione_t prenotazione[],int indice, int num_pren) {<text:line-break/><text:tab/>int crdecr = 0, <text:tab/><text:tab/>// variabile di controllo dello switch<text:line-break/><text:tab/><text:tab/><text:tab/>j = 0,<text:line-break/><text:tab/><text:tab/><text:tab/>uscita = 0,<text:tab/><text:tab/>// controlli-uscite dei cicli do-while<text:line-break/><text:tab/><text:tab/><text:tab/>uscita_a = 0,<text:line-break/><text:tab/><text:tab/><text:tab/>uscita_b = 0,<text:line-break/><text:tab/><text:tab/><text:tab/>uscita_c = 0,<text:line-break/><text:tab/><text:tab/><text:tab/>nuovo_ombr = 0; // nuovo ombrellone<text:line-break/><text:tab/>data_t data_a;<text:tab/><text:tab/><text:tab/>// variabile di semplificazione<text:line-break/><text:tab/>ombrellone_t ombr_a [35];// array di strutture ombrellone<text:line-break/><text:tab/>char risposta_a,<text:tab/><text:tab/>// risposte iterative al sistema<text:line-break/><text:tab/>risposta_b,<text:line-break/><text:tab/>risposta_c;<text:line-break/><text:line-break/><text:tab/>data_a = prenotazione[indice].data;<text:line-break/><text:tab/>crdecr = 3; // = 3, potro così vedere la stampa della fila in cui cambiare ombrellone<text:line-break/><text:line-break/><text:tab/>printf("\n\t\tDisponibilita' ombrelloni della fila %d per la prenotazione scelta: (Giorno - Prenotazione disponibile )",prenotazione[indice].num_ombrellone.fila_o);<text:line-break/><text:tab/>verifica_disp_tutti_ombrelloni(prenotazione,data_a,num_pren,crdecr,indice,ombr_a); // verifico la disponibilità<text:line-break/><text:line-break/><text:line-break/><text:line-break/><text:tab/>do {<text:line-break/><text:tab/><text:tab/>printf("\n\t\tPrego, scegliere un numero di ombrellone valido tra quelli precedentemente mostrati:");<text:line-break/><text:tab/><text:tab/>fflush(stdin);<text:line-break/><text:tab/><text:tab/>scanf("%d", &amp;nuovo_ombr); // acquisisco il nuovo ombrellone<text:line-break/><text:tab/><text:tab/>for (j = 0; j &lt; max_ombrelloni; j++){ // per ogni ombrellone<text:line-break/><text:tab/><text:tab/><text:tab/>if (nuovo_ombr == ombr_a[j].ombrellone){ // se il nuovo ombrellone esiste<text:line-break/><text:tab/><text:tab/><text:tab/><text:tab/>if (ombr_a[j].check == 0){ // ed è disponibile<text:line-break/><text:soft-page-break/><text:tab/><text:tab/><text:tab/><text:tab/><text:tab/>/* posso calmbiarlo tranquillamente */<text:line-break/><text:tab/><text:tab/><text:tab/><text:tab/><text:tab/>prenotazione[indice].num_ombrellone.ombrellone = nuovo_ombr;<text:line-break/><text:tab/><text:tab/><text:tab/><text:tab/><text:tab/>uscita++;<text:line-break/><text:line-break/><text:tab/><text:tab/><text:tab/><text:tab/>} else if (ombr_a[j].check == 1) { // altrimenti se la disponibilità = 1<text:line-break/><text:tab/><text:tab/><text:tab/><text:tab/><text:tab/>/*posso salvare solo per la mattina*/<text:line-break/><text:tab/><text:tab/><text:tab/><text:tab/><text:tab/>do {<text:line-break/><text:tab/><text:tab/><text:tab/><text:tab/><text:tab/><text:tab/>printf("\n\t\tOmbrellone disponibile, ma solo durante la mattina.\n\t\tIntendi proseguire con la modifica?(S)(N)");<text:line-break/><text:tab/><text:tab/><text:tab/><text:tab/><text:tab/><text:tab/>fflush(stdin);<text:line-break/><text:tab/><text:tab/><text:tab/><text:tab/><text:tab/><text:tab/>risposta_a = getchar();<text:line-break/><text:tab/><text:tab/><text:tab/><text:tab/><text:tab/><text:tab/>if (risposta_a == 'S' || risposta_a == 's') {<text:line-break/><text:tab/><text:tab/><text:tab/><text:tab/><text:tab/><text:tab/><text:tab/>prenotazione[indice].num_ombrellone.ombrellone</text:p>
      <text:p text:style-name="P1"><text:s/>= nuovo_ombr;<text:line-break/><text:tab/><text:tab/><text:tab/><text:tab/><text:tab/><text:tab/><text:tab/>uscita_a++;<text:line-break/><text:tab/><text:tab/><text:tab/><text:tab/><text:tab/><text:tab/><text:tab/>uscita++;<text:line-break/><text:line-break/><text:tab/><text:tab/><text:tab/><text:tab/><text:tab/><text:tab/>} else if (risposta_a == 'N' || risposta_a == 'n') {<text:line-break/><text:tab/><text:tab/><text:tab/><text:tab/><text:tab/><text:tab/><text:tab/>uscita_a++;<text:line-break/><text:tab/><text:tab/><text:tab/><text:tab/><text:tab/><text:tab/><text:tab/>uscita++;<text:line-break/><text:tab/><text:tab/><text:tab/><text:tab/><text:tab/><text:tab/>} else {<text:line-break/><text:tab/><text:tab/><text:tab/><text:tab/><text:tab/><text:tab/><text:tab/>printf("\n\t\tInput non valido !\n");<text:line-break/><text:tab/><text:tab/><text:tab/><text:tab/><text:tab/><text:tab/><text:tab/>uscita_a = 0;<text:line-break/><text:tab/><text:tab/><text:tab/><text:tab/><text:tab/><text:tab/>}<text:line-break/><text:tab/><text:tab/><text:tab/><text:tab/><text:tab/>}<text:line-break/><text:tab/><text:tab/><text:tab/><text:tab/><text:tab/>while(uscita_a == 0);<text:line-break/><text:tab/><text:tab/><text:tab/><text:tab/>} else if (ombr_a[j].check == 2) { <text:s/>// altrimenti se la disponibilità = 2<text:line-break/><text:tab/><text:tab/><text:tab/><text:tab/><text:tab/>/* posso salvare solo per il pomeriggio*/<text:line-break/><text:tab/><text:tab/><text:tab/><text:tab/><text:tab/>do {<text:line-break/><text:tab/><text:tab/><text:tab/><text:tab/><text:tab/><text:tab/>printf("\n\t\tOmbrellone disponibile, ma solo durante il pomeriggio.\n\t\tIntendi proseguire con la modifica?(S)(N)");<text:line-break/><text:tab/><text:tab/><text:tab/><text:tab/><text:tab/><text:tab/>fflush(stdin);<text:line-break/><text:tab/><text:tab/><text:tab/><text:tab/><text:tab/><text:tab/>risposta_b = getchar();<text:line-break/><text:tab/><text:tab/><text:tab/><text:tab/><text:tab/><text:tab/>if (risposta_b == 'S' || risposta_b == 's') {<text:line-break/><text:tab/><text:tab/><text:tab/><text:tab/><text:tab/><text:tab/><text:tab/>prenotazione[indice].num_ombrellone.ombrellone = nuovo_ombr;<text:line-break/><text:tab/><text:tab/><text:tab/><text:tab/><text:tab/><text:tab/><text:tab/>uscita_b++;<text:line-break/><text:tab/><text:tab/><text:tab/><text:tab/><text:tab/><text:tab/><text:tab/>uscita++;<text:line-break/><text:tab/><text:tab/><text:tab/><text:tab/><text:tab/><text:tab/>} else if (risposta_b == 'N' || risposta_b == 'n') {<text:line-break/><text:tab/><text:tab/><text:tab/><text:tab/><text:tab/><text:tab/><text:tab/>uscita_b++;<text:line-break/><text:tab/><text:tab/><text:tab/><text:tab/><text:tab/><text:tab/><text:tab/>uscita++;<text:line-break/><text:tab/><text:tab/><text:tab/><text:tab/><text:tab/><text:tab/>} else {<text:line-break/><text:soft-page-break/><text:tab/><text:tab/><text:tab/><text:tab/><text:tab/><text:tab/><text:tab/>printf("\n\t\tInput non valido !\n");<text:line-break/><text:tab/><text:tab/><text:tab/><text:tab/><text:tab/><text:tab/><text:tab/>uscita_b = 0;<text:line-break/><text:tab/><text:tab/><text:tab/><text:tab/><text:tab/><text:tab/>}<text:line-break/><text:tab/><text:tab/><text:tab/><text:tab/><text:tab/>}<text:line-break/><text:tab/><text:tab/><text:tab/><text:tab/><text:tab/>while(uscita_b== 0);<text:line-break/><text:tab/><text:tab/><text:tab/><text:tab/>} else if (ombr_a[j].check == 3) { <text:s/>// altrimenti se la disponibilità = 3<text:line-break/><text:tab/><text:tab/><text:tab/><text:tab/><text:tab/>/* ombrellone occupato */<text:line-break/><text:tab/><text:tab/><text:tab/><text:tab/><text:tab/>do {<text:line-break/><text:tab/><text:tab/><text:tab/><text:tab/><text:tab/><text:tab/>printf("\n\t\tOmbrellone occupato o non disponibile.\n\t\tIntendi inserire un altro numero?(S)(N)");<text:line-break/><text:tab/><text:tab/><text:tab/><text:tab/><text:tab/><text:tab/>fflush(stdin);<text:line-break/><text:tab/><text:tab/><text:tab/><text:tab/><text:tab/><text:tab/>risposta_c = getchar();<text:line-break/><text:tab/><text:tab/><text:tab/><text:tab/><text:tab/><text:tab/>if (risposta_c == 'S' || risposta_c == 's') {<text:line-break/><text:tab/><text:tab/><text:tab/><text:tab/><text:tab/><text:tab/><text:tab/>uscita_c++;<text:line-break/><text:tab/><text:tab/><text:tab/><text:tab/><text:tab/><text:tab/><text:tab/>uscita = 0;<text:line-break/><text:line-break/><text:tab/><text:tab/><text:tab/><text:tab/><text:tab/><text:tab/>} else if (risposta_c == 'N' || risposta_c == 'n') {<text:line-break/><text:tab/><text:tab/><text:tab/><text:tab/><text:tab/><text:tab/><text:tab/>uscita_c++;<text:line-break/><text:tab/><text:tab/><text:tab/><text:tab/><text:tab/><text:tab/><text:tab/>uscita++;<text:line-break/><text:tab/><text:tab/><text:tab/><text:tab/><text:tab/><text:tab/>} else {<text:line-break/><text:tab/><text:tab/><text:tab/><text:tab/><text:tab/><text:tab/><text:tab/>printf("\n\t\tInput non valido !\n");<text:line-break/><text:tab/><text:tab/><text:tab/><text:tab/><text:tab/><text:tab/><text:tab/>uscita_c = 0;<text:line-break/><text:tab/><text:tab/><text:tab/><text:tab/><text:tab/><text:tab/>}<text:line-break/><text:tab/><text:tab/><text:tab/><text:tab/><text:tab/>}<text:line-break/><text:tab/><text:tab/><text:tab/><text:tab/><text:tab/>while(uscita_c== 0);<text:line-break/><text:tab/><text:tab/><text:tab/><text:tab/>}<text:line-break/><text:tab/><text:tab/><text:tab/>}<text:line-break/><text:tab/><text:tab/>}<text:line-break/><text:tab/>}<text:line-break/><text:tab/>while(uscita == 0);<text:line-break/><text:tab/>printf("\n\t\tModifiche ed aggiornamento dei costi avvenuta con successo !\n");<text:line-break/>}<text:line-break/>/* La funzione stampa a video una prenotazione data per input */<text:line-break/>/**<text:line-break/> *<text:line-break/> * @param pren, array di strutture prenotazione<text:line-break/> */<text:line-break/>void stampa_a_video_prenotazione (prenotazione_t pren) {<text:line-break/><text:tab/>printf("\n\t\t\tCod. prenotazione: %d\n\t\t\tE-Mail cliente: %s\n\t\t\tData: %d/%d/%d\t\tTipo: ",<text:line-break/><text:tab/><text:tab/><text:tab/>pren.cod,pren.email,pren.data.giorno,pren.data.mese,pren.data.anno);<text:line-break/><text:tab/>stampa_tipo(pren.tipo);<text:line-break/><text:tab/>printf("\n\t\t\tNumero ombrellone: %d\t\tFila: %d\n\t\t\tLettini: %d\t\tSedie: %d\n\t\t\tTotale: %f euro",<text:line-break/><text:soft-page-break/><text:tab/><text:tab/><text:tab/>pren.num_ombrellone.ombrellone,pren.num_ombrellone.fila_o,pren.num_lettini,pren.num_sedie,pren.costo);<text:line-break/>}<text:line-break/>/* La funzione rimuoverà una prenotazione a scelta fra quelle dell'utente */<text:line-break/>/**<text:line-break/> *<text:line-break/> * @param pren , array di strutture prenotazione<text:line-break/> * @param num_p, numero di prenotazioni<text:line-break/> * @param client , array di strutture cliente<text:line-break/> */<text:line-break/>void rimuovi_prenotazione( prenotazione_t pren [], int num_p, cliente_t client) {<text:line-break/><text:tab/>int i = 0, // indice<text:line-break/><text:tab/><text:tab/><text:tab/>num_p_out, // conta le prenotazioni dell'utente<text:line-break/><text:tab/><text:tab/><text:tab/>k = 0,<text:tab/>// indice<text:line-break/><text:tab/><text:tab/><text:tab/>indici [num_p], // array di indici delle prenotazioni, lo useremo per garantire la relazione fra codice univoco di prenotazione e numero selezionato nella rimozione<text:line-break/><text:tab/><text:tab/><text:tab/>num_sel = 0, // numero selezionato relativo alla prenotazione da eliminare<text:line-break/><text:tab/><text:tab/><text:tab/>uscita = 0,<text:tab/>// controlli-uscite dei cicli do-while<text:line-break/><text:tab/><text:tab/><text:tab/>uscita_a = 0,<text:line-break/><text:tab/><text:tab/><text:tab/>uscita_b = 0;<text:line-break/><text:tab/>char risposta_a, // risposte iterative al sistema<text:line-break/><text:tab/>risposta_b;<text:line-break/><text:line-break/><text:tab/>do {<text:line-break/><text:tab/><text:tab/>printf("\n\t\tSelezionare il numero relativo alla prenotazione che si intende eliminare:");<text:line-break/><text:tab/><text:tab/>num_p_out = 1; //numero 1, all'inizio del do-while<text:line-break/><text:tab/><text:tab/>for (i = 0; i &lt; num_p; i++) { // per ogni prenotazione<text:line-break/><text:tab/><text:tab/><text:tab/>if ( strncmp(pren[i].email,client.email ,40) == 0) { // l'email è uguale a quella del cliente chiamate?<text:line-break/><text:tab/><text:tab/><text:tab/><text:tab/>printf("\n\t\t%d. ", num_p_out); //si, allora stampo il numero progressivo di stampa delle prenotazioni<text:line-break/><text:tab/><text:tab/><text:tab/><text:tab/>stampa_a_video_prenotazione (pren[i]); // stampo la prenotazione<text:line-break/><text:tab/><text:tab/><text:tab/><text:tab/>indici[num_p_out] = pren[i].cod; // salvo il codice della prenotazione nel mio array di indici<text:line-break/><text:tab/><text:tab/><text:tab/><text:tab/>num_p_out++; // incremento<text:line-break/><text:tab/><text:tab/><text:tab/>}<text:line-break/><text:tab/><text:tab/>}<text:line-break/><text:tab/><text:tab/>printf("\n");<text:line-break/><text:tab/><text:tab/>if (num_p_out != 1) { // se ho stampato più di una prenotazione<text:line-break/><text:tab/><text:tab/><text:tab/>fflush(stdin);<text:line-break/><text:tab/><text:tab/><text:tab/>if (scanf("%d", &amp;num_sel) == 0 ) <text:s/>{ // acquisico il numero della prenotazione da eliminare<text:line-break/><text:tab/><text:tab/><text:tab/><text:tab/>printf("\n\t\tInput non valido !\n\n");<text:line-break/><text:soft-page-break/><text:tab/><text:tab/><text:tab/>} else {<text:line-break/><text:tab/><text:tab/><text:tab/><text:tab/>if ( (num_sel &lt;= num_p_out ) &amp;&amp; (num_sel &gt; 0) ){ // se il numero è valido, cioè è tra quelli stampati ed è maggiore di zero<text:line-break/><text:tab/><text:tab/><text:tab/><text:tab/><text:tab/>for (k = 1; k &lt;= num_p_out; k++) { // per ogni numero di stampa<text:line-break/><text:tab/><text:tab/><text:tab/><text:tab/><text:tab/><text:tab/>if (num_sel == (k) ){ // se il numero inserito è uguale a quello di stampa<text:line-break/><text:tab/><text:tab/><text:tab/><text:tab/><text:tab/><text:tab/><text:tab/>do {<text:line-break/><text:tab/><text:tab/><text:tab/><text:tab/><text:tab/><text:tab/><text:tab/><text:tab/>printf("\n\t\tIntendi rimuovere la prenotazione cod. %d ?(S)(N)",indici[k]); // intedi rimuoverla?<text:line-break/><text:tab/><text:tab/><text:tab/><text:tab/><text:tab/><text:tab/><text:tab/><text:tab/>fflush(stdin);<text:line-break/><text:tab/><text:tab/><text:tab/><text:tab/><text:tab/><text:tab/><text:tab/><text:tab/>risposta_a = getchar();<text:line-break/><text:line-break/><text:tab/><text:tab/><text:tab/><text:tab/><text:tab/><text:tab/><text:tab/><text:tab/>if (risposta_a == 'S' || risposta_a == 's'){ // si<text:line-break/><text:tab/><text:tab/><text:tab/><text:tab/><text:tab/><text:tab/><text:tab/><text:tab/><text:tab/>/*elimina*/<text:line-break/><text:tab/><text:tab/><text:tab/><text:tab/><text:tab/><text:tab/><text:tab/><text:tab/><text:tab/>stampa_rimuovi_prenotazione (pren,num_p,indici[k]); // rimuovo<text:line-break/><text:tab/><text:tab/><text:tab/><text:tab/><text:tab/><text:tab/><text:tab/><text:tab/><text:tab/>num_p = leggi_conta_csv_prenotazioni(pren); // aggiorno<text:line-break/><text:tab/><text:tab/><text:tab/><text:tab/><text:tab/><text:tab/><text:tab/><text:tab/><text:tab/>printf("\n\t\tPrenotazione scelta eliminata !");<text:line-break/><text:tab/><text:tab/><text:tab/><text:tab/><text:tab/><text:tab/><text:tab/><text:tab/><text:tab/>uscita_a++;<text:line-break/><text:tab/><text:tab/><text:tab/><text:tab/><text:tab/><text:tab/><text:tab/><text:tab/>} else if (risposta_a == 'N' || risposta_a == 'n'){ // no, esci<text:line-break/><text:tab/><text:tab/><text:tab/><text:tab/><text:tab/><text:tab/><text:tab/><text:tab/><text:tab/>uscita_a++;<text:line-break/><text:tab/><text:tab/><text:tab/><text:tab/><text:tab/><text:tab/><text:tab/><text:tab/>} else {<text:line-break/><text:tab/><text:tab/><text:tab/><text:tab/><text:tab/><text:tab/><text:tab/><text:tab/><text:tab/>printf("\n\t\tInput non valido ! Inserire un input valido.");<text:line-break/><text:tab/><text:tab/><text:tab/><text:tab/><text:tab/><text:tab/><text:tab/><text:tab/><text:tab/>uscita_a = 0;<text:line-break/><text:tab/><text:tab/><text:tab/><text:tab/><text:tab/><text:tab/><text:tab/><text:tab/>}<text:line-break/><text:tab/><text:tab/><text:tab/><text:tab/><text:tab/><text:tab/><text:tab/>}<text:line-break/><text:tab/><text:tab/><text:tab/><text:tab/><text:tab/><text:tab/><text:tab/>while (uscita_a == 0);<text:line-break/><text:tab/><text:tab/><text:tab/><text:tab/><text:tab/><text:tab/>}<text:line-break/><text:tab/><text:tab/><text:tab/><text:tab/><text:tab/>}<text:line-break/><text:tab/><text:tab/><text:tab/><text:tab/>} else {<text:line-break/><text:tab/><text:tab/><text:tab/><text:tab/><text:tab/>printf("\n\t\tInput non valido !");<text:line-break/><text:tab/><text:tab/><text:tab/><text:tab/>}<text:line-break/><text:tab/><text:tab/><text:tab/>}<text:line-break/><text:line-break/><text:tab/><text:tab/><text:tab/>do {<text:line-break/><text:tab/><text:tab/><text:tab/><text:tab/>printf("\n\t\tVuoi effettuare altre modifiche ?(S)(N)"); // codizione di riutilizzo<text:line-break/><text:tab/><text:tab/><text:tab/><text:tab/>fflush(stdin);<text:line-break/><text:tab/><text:tab/><text:tab/><text:tab/>risposta_b = getchar();<text:line-break/><text:line-break/><text:tab/><text:tab/><text:tab/><text:tab/>if (risposta_b == 'S' || risposta_b == 's'){<text:line-break/><text:tab/><text:tab/><text:tab/><text:tab/><text:tab/>uscita_b++;<text:line-break/><text:tab/><text:tab/><text:tab/><text:tab/><text:tab/>uscita = 0;<text:line-break/><text:tab/><text:tab/><text:tab/><text:tab/>} else if (risposta_b == 'N' || risposta_b == 'n'){<text:line-break/><text:soft-page-break/><text:tab/><text:tab/><text:tab/><text:tab/><text:tab/>uscita++;<text:line-break/><text:tab/><text:tab/><text:tab/><text:tab/><text:tab/>uscita_b++;<text:line-break/><text:tab/><text:tab/><text:tab/><text:tab/><text:tab/>printf("\n\t\tUscita . . .");<text:line-break/><text:tab/><text:tab/><text:tab/><text:tab/>} else {<text:line-break/><text:tab/><text:tab/><text:tab/><text:tab/><text:tab/>printf("\n\t\tInput non valido ! Inserire un input valido.");<text:line-break/><text:tab/><text:tab/><text:tab/><text:tab/><text:tab/>uscita_b = 0;<text:line-break/><text:tab/><text:tab/><text:tab/><text:tab/>}<text:line-break/><text:tab/><text:tab/><text:tab/>}<text:line-break/><text:tab/><text:tab/><text:tab/>while (uscita_b == 0);<text:line-break/><text:line-break/><text:tab/><text:tab/>} else { // altirmenti <text:s/>non esistono prenotazioni a nome dell'utente<text:line-break/><text:tab/><text:tab/><text:tab/>printf("\n\t\tNon esistono prenotazioni a nome dell'utente: %s %s\n\t\tUscita . . .", client.nome, client.cognome);<text:line-break/><text:tab/><text:tab/><text:tab/>uscita++;<text:line-break/><text:tab/><text:tab/>}<text:line-break/><text:tab/>}<text:line-break/><text:tab/>while (uscita == 0);<text:line-break/><text:tab/>stampa_prenotazione(pren,num_p); // aggiorna prenotazioni<text:line-break/>}<text:line-break/>/* La funzione rimuove una prenotazione <text:s/>non stampadola ed aggiorna il csv delle prenotazioni */<text:line-break/>/**<text:line-break/> *<text:line-break/> * @param pren_a, array di strutture prenotazione<text:line-break/> * @param num_p , numero delle prenotazioni<text:line-break/> * @param num_sel , il codice <text:s/>della prenotazione da eliminare (proveniente dall'array di indici<text:line-break/> */<text:line-break/>void stampa_rimuovi_prenotazione (prenotazione_t pren_a [], int num_p, int num_sel) {<text:line-break/><text:tab/>FILE *file;<text:line-break/><text:tab/>int i = 0;<text:line-break/><text:tab/>file = fopen("prenotazioni.csv", "w");<text:line-break/><text:tab/>if( file == NULL ) {<text:line-break/><text:tab/><text:tab/>printf("Impossibile aprire il file\n");<text:line-break/><text:tab/>} else {<text:line-break/><text:tab/><text:tab/>for (i = 0; i &lt; num_p; i++) { // per ogni prenotazione<text:line-break/><text:tab/><text:tab/><text:tab/>if (i != 0 &amp;&amp; pren_a[i].cod != num_sel) { <text:s/>// vai a capo se i &gt; 0 e la prenotazione non è da rimuovere<text:line-break/><text:tab/><text:tab/><text:tab/><text:tab/>fprintf(file,"\n");<text:line-break/><text:tab/><text:tab/><text:tab/>}<text:line-break/><text:tab/><text:tab/><text:tab/>if (pren_a[i].cod != num_sel) { // se il codice della prenotazione è diverso da quello da rimuovere<text:line-break/><text:tab/><text:tab/><text:tab/><text:tab/>fprintf(file, "%d,%s,%d,%d,%d,%d,%d,%d,%d,%d,%f;", //stampa<text:line-break/><text:tab/><text:tab/><text:tab/><text:tab/><text:tab/><text:tab/>pren_a[i].cod,pren_a[i].email,<text:line-break/><text:tab/><text:tab/><text:tab/><text:tab/><text:tab/><text:tab/>pren_a[i].data.giorno,pren_a[i].data.mese,pren_a[i].data.anno,<text:line-break/><text:tab/><text:tab/><text:tab/><text:tab/><text:tab/><text:tab/>pren_a[i].tipo,pren_a[i].num_ombrellone.ombrellone, <text:soft-page-break/>pren_a[i].num_ombrellone.fila_o,<text:line-break/><text:tab/><text:tab/><text:tab/><text:tab/><text:tab/><text:tab/>pren_a[i].num_lettini,pren_a[i].num_sedie,pren_a[i].costo );<text:line-break/><text:tab/><text:tab/><text:tab/>}<text:line-break/><text:tab/><text:tab/>}<text:line-break/><text:tab/>}<text:line-break/><text:tab/>fclose(file);<text:line-break/>}<text:line-break/>/* La funzioen permette il salvataggio fisico, previo ordinamento, di tutte le prenotazioni divise per data */<text:line-break/>/**<text:line-break/> *<text:line-break/> * @param pren ,array di strutture prenotazione<text:line-break/> * @param num_p, numero delle prenotazioni<text:line-break/> */<text:line-break/>void salva_prenotazioni_per_data (prenotazione_t pren[],int num_p) {<text:line-break/><text:tab/>FILE*file;<text:line-break/><text:tab/>int i = 0,<text:line-break/><text:tab/><text:tab/><text:tab/>j = 0,<text:line-break/><text:tab/><text:tab/><text:tab/>uscita = 0,<text:line-break/><text:tab/><text:tab/><text:tab/>data_e [num_p]; // array di strutture data per ogni prenotazione<text:line-break/><text:tab/>char titolo[15], //stringa <text:s/>titolo del csv per ogni data<text:line-break/><text:tab/>risposta;<text:line-break/><text:line-break/><text:tab/>do {<text:line-break/><text:tab/><text:tab/>printf("\n\t\tVuoi davvero salvare un file di output contenente tutte le prenotazioni per ogni data?\n(S)(N)");<text:line-break/><text:tab/><text:tab/>fflush(stdin);<text:line-break/><text:tab/><text:tab/>scanf("%c",&amp;risposta);<text:line-break/><text:tab/><text:tab/>if (risposta == 'S' || risposta == 's') {<text:line-break/><text:tab/><text:tab/><text:tab/>uscita++;<text:line-break/><text:tab/><text:tab/><text:tab/>ordinamento_prenotazioni_data (pren,num_p); // ordino le prenotazioni per data<text:line-break/><text:tab/><text:tab/><text:tab/>for (int k = 0; k &lt; num_p; k++) { // per ogni prenotazione<text:line-break/><text:tab/><text:tab/><text:tab/><text:tab/>data_e[k] = data_estesa(pren[k].data.giorno,pren[k].data.mese,pren[k].data.anno); // richiamo la funzione data estesa per convertire le date<text:line-break/><text:tab/><text:tab/><text:tab/><text:tab/>//in numeri estesi e quindi effettuare confronti agilmente<text:line-break/><text:tab/><text:tab/><text:tab/>}<text:line-break/><text:line-break/><text:tab/><text:tab/><text:tab/>for (i = 0; i &lt; num_p; i++) { // per ogni prenotazione<text:line-break/><text:tab/><text:tab/><text:tab/><text:tab/>if (i == 0) {<text:tab/>// se i = 0<text:line-break/><text:tab/><text:tab/><text:tab/><text:tab/><text:tab/>sprintf (titolo,"%d_%d_%d.csv",pren[i].data.giorno,pren[i].data.mese,pren[i].data.anno); // scrivo il titolo del csv<text:line-break/><text:line-break/><text:tab/><text:tab/><text:tab/><text:tab/><text:tab/>if ((file = fopen (titolo,"w"))==NULL) {<text:line-break/><text:tab/><text:tab/><text:tab/><text:tab/><text:tab/><text:tab/>printf("\n\tImpossibile creare un <text:soft-page-break/>nuovo csv con i dati dei file di questa prenotazione !\n");<text:line-break/><text:tab/><text:tab/><text:tab/><text:tab/><text:tab/>} else {<text:line-break/><text:tab/><text:tab/><text:tab/><text:tab/><text:tab/><text:tab/>fprintf(file,"\n");// stampo<text:line-break/><text:tab/><text:tab/><text:tab/><text:tab/><text:tab/><text:tab/>fprintf(file, "%d,%s,%d,%d,%d,%d,%d,%d,%d,%d,%f;",<text:line-break/><text:tab/><text:tab/><text:tab/><text:tab/><text:tab/><text:tab/><text:tab/><text:tab/>pren[i].cod,pren[i].email,<text:line-break/><text:tab/><text:tab/><text:tab/><text:tab/><text:tab/><text:tab/><text:tab/><text:tab/>pren[i].data.giorno,pren[i].data.mese,pren[i].data.anno,<text:line-break/><text:tab/><text:tab/><text:tab/><text:tab/><text:tab/><text:tab/><text:tab/><text:tab/>pren[i].tipo,pren[i].num_ombrellone.ombrellone, pren[i].num_ombrellone.fila_o,<text:line-break/><text:tab/><text:tab/><text:tab/><text:tab/><text:tab/><text:tab/><text:tab/><text:tab/>pren[i].num_lettini,pren[i].num_sedie,pren[i].costo );<text:line-break/><text:tab/><text:tab/><text:tab/><text:tab/><text:tab/>}<text:line-break/><text:tab/><text:tab/><text:tab/><text:tab/><text:tab/>fclose(file);<text:line-break/><text:tab/><text:tab/><text:tab/><text:tab/>} else { // se i &gt; 0<text:line-break/><text:tab/><text:tab/><text:tab/><text:tab/><text:tab/>j = i - 1 ; // punto al precedente di i<text:line-break/><text:tab/><text:tab/><text:tab/><text:tab/><text:tab/>if (data_e[i] == data_e[j]){ // se le due date sono uguali<text:line-break/><text:tab/><text:tab/><text:tab/><text:tab/><text:tab/><text:tab/>if ((file = fopen (titolo,"a"))==NULL) { // stampo nel file csv precedente<text:line-break/><text:tab/><text:tab/><text:tab/><text:tab/><text:tab/><text:tab/><text:tab/>printf("\n\tImpossibile creare un nuovo csv con i dati dei file di questa prenotazione !\n");<text:line-break/><text:tab/><text:tab/><text:tab/><text:tab/><text:tab/><text:tab/>} else {<text:line-break/><text:tab/><text:tab/><text:tab/><text:tab/><text:tab/><text:tab/><text:tab/>fprintf(file,"\n");<text:line-break/><text:tab/><text:tab/><text:tab/><text:tab/><text:tab/><text:tab/><text:tab/>fprintf(file, "%d,%s,%d,%d,%d,%d,%d,%d,%d,%d,%f;",<text:line-break/><text:tab/><text:tab/><text:tab/><text:tab/><text:tab/><text:tab/><text:tab/><text:tab/><text:tab/>pren[i].cod,pren[i].email,<text:line-break/><text:tab/><text:tab/><text:tab/><text:tab/><text:tab/><text:tab/><text:tab/><text:tab/><text:tab/>pren[i].data.giorno,pren[i].data.mese,pren[i].data.anno,<text:line-break/><text:tab/><text:tab/><text:tab/><text:tab/><text:tab/><text:tab/><text:tab/><text:tab/><text:tab/>pren[i].tipo,pren[i].num_ombrellone.ombrellone, pren[i].num_ombrellone.fila_o,<text:line-break/><text:tab/><text:tab/><text:tab/><text:tab/><text:tab/><text:tab/><text:tab/><text:tab/><text:tab/>pren[i].num_lettini,pren[i].num_sedie,pren[i].costo );<text:line-break/><text:tab/><text:tab/><text:tab/><text:tab/><text:tab/><text:tab/>}<text:line-break/><text:tab/><text:tab/><text:tab/><text:tab/><text:tab/><text:tab/>fclose(file);<text:line-break/><text:tab/><text:tab/><text:tab/><text:tab/><text:tab/>} else { // altriemnti<text:line-break/><text:tab/><text:tab/><text:tab/><text:tab/><text:tab/><text:tab/>sprintf (titolo,"%d_%d_%d.csv",pren[i].data.giorno,pren[i].data.mese,pren[i].data.anno); // creo un nuovo file csv<text:line-break/><text:tab/><text:tab/><text:tab/><text:tab/><text:tab/><text:tab/>if ((file = fopen (titolo,"w"))==NULL) {<text:line-break/><text:tab/><text:tab/><text:tab/><text:tab/><text:tab/><text:tab/><text:tab/>printf("\n\tImpossibile creare un nuovo csv con i dati dei file di questa prenotazione !\n");<text:line-break/><text:tab/><text:tab/><text:tab/><text:tab/><text:tab/><text:tab/>} else {<text:line-break/><text:tab/><text:tab/><text:tab/><text:tab/><text:tab/><text:tab/><text:tab/>fprintf(file,"\n"); // stampo<text:line-break/><text:tab/><text:tab/><text:tab/><text:tab/><text:tab/><text:tab/><text:tab/>fprintf(file, "%d,%s,%d,%d,%d,%d,%d,%d,%d,%d,%f;",<text:line-break/><text:tab/><text:tab/><text:tab/><text:tab/><text:tab/><text:tab/><text:tab/><text:tab/><text:tab/>pren[i].cod,pren[i].email,<text:line-break/><text:tab/><text:tab/><text:tab/><text:tab/><text:tab/><text:tab/><text:tab/><text:tab/><text:soft-page-break/><text:tab/>pren[i].data.giorno,pren[i].data.mese,pren[i].data.anno,<text:line-break/><text:tab/><text:tab/><text:tab/><text:tab/><text:tab/><text:tab/><text:tab/><text:tab/><text:tab/>pren[i].tipo,pren[i].num_</text:p>
      <text:p text:style-name="P1">ombrellone.ombrellone, pren[i].num_ombrellone.fila_o,<text:line-break/><text:tab/><text:tab/><text:tab/><text:tab/><text:tab/><text:tab/><text:tab/><text:tab/><text:tab/>pren[i].num_lettini,pren[i].num_sedie,pren[i].costo );<text:line-break/><text:tab/><text:tab/><text:tab/><text:tab/><text:tab/><text:tab/>}<text:line-break/><text:tab/><text:tab/><text:tab/><text:tab/><text:tab/><text:tab/>fclose(file);<text:line-break/><text:tab/><text:tab/><text:tab/><text:tab/><text:tab/>}<text:line-break/><text:tab/><text:tab/><text:tab/><text:tab/>}<text:line-break/><text:tab/><text:tab/><text:tab/>}<text:line-break/><text:tab/><text:tab/><text:tab/>printf("\n\t\tSalvataggio avvenuto con successo !\n");<text:line-break/><text:tab/><text:tab/>} else if (risposta == 'N' || risposta == 'n') {<text:line-break/><text:tab/><text:tab/><text:tab/>uscita++;<text:line-break/><text:tab/><text:tab/>} else {<text:line-break/><text:tab/><text:tab/><text:tab/>printf("\n\t\tInput non valido ! Riavvio ...");<text:line-break/><text:tab/><text:tab/>}<text:line-break/><text:tab/>} while (uscita == 0);<text:line-break/>}<text:line-break/>/* La funzione ordina le prenotazioni per data */<text:line-break/>/**<text:line-break/> *<text:line-break/> * @param pren , array di strutture prenotazione<text:line-break/> * @param num_p , numero di prenotazioni<text:line-break/> */<text:line-break/>void ordinamento_prenotazioni_data (prenotazione_t pren [], int num_p) {<text:line-break/><text:tab/>int g = 0,<text:line-break/><text:tab/><text:tab/><text:tab/>i = 0,<text:line-break/><text:tab/><text:tab/><text:tab/>j = 0,<text:line-break/><text:tab/><text:tab/><text:tab/>data_ex [num_p], // array di date per ogni prenotazione<text:line-break/><text:tab/><text:tab/><text:tab/>temp_num = 0; // variabile temporale<text:line-break/><text:tab/>prenotazione_t *temp ; // struttura prenotazione di appoggio<text:line-break/><text:line-break/><text:tab/>temp=(prenotazione_t*)malloc(sizeof(prenotazione_t)*100); // allocoa temp le stesse grandezze del tipo prenotazione_t<text:line-break/><text:line-break/><text:tab/>for (g = 0; g &lt; num_p; g++) { // trasformo in esteso tutte le date, tramite la funzione apposita<text:line-break/><text:tab/><text:tab/>data_ex[g] = data_estesa(pren[g].data.giorno,pren[g].data.mese,pren[g].data.anno);<text:line-break/><text:tab/>}<text:line-break/><text:tab/>for (i = 0; i &lt; num_p; i++) { <text:s/>// eseguo l'ordinamento , il più piccolo a "sinistra"<text:line-break/><text:tab/><text:tab/>for(j = num_p-1; j &gt;= i; j--) {<text:line-break/><text:tab/><text:tab/><text:tab/>if (data_ex[j] &gt; data_ex[j+1]) {<text:line-break/><text:tab/><text:tab/><text:tab/><text:tab/>*temp = pren[j];<text:tab/><text:tab/>// eseguo lo scambio sia nella struttura<text:line-break/><text:tab/><text:tab/><text:tab/><text:tab/>pren[j] = pren[j+1];<text:line-break/><text:tab/><text:tab/><text:tab/><text:tab/>pren[j+1] = *temp;<text:line-break/><text:soft-page-break/><text:line-break/><text:tab/><text:tab/><text:tab/><text:tab/>temp_num = data_ex[j]; <text:s/>// che nell'array di date<text:line-break/><text:tab/><text:tab/><text:tab/><text:tab/>data_ex[j] = data_ex[j+1];<text:line-break/><text:tab/><text:tab/><text:tab/><text:tab/>data_ex[j+1] = temp_num;<text:line-break/><text:tab/><text:tab/><text:tab/>}<text:line-break/><text:tab/><text:tab/>}<text:line-break/><text:tab/>}<text:line-break/><text:tab/>free(temp); // discloco la memoria<text:line-break/>}<text:line-break/><text:line-break/>/* La funzione transformera la struttura data in un unico campo intero */<text:line-break/>/**<text:line-break/> *<text:line-break/> * @param giorno , campi della struttura data<text:line-break/> * @param mese , <text:s/><text:tab/><text:tab/>"<text:line-break/> * @param anno , <text:tab/><text:tab/>"<text:line-break/> * @return ritorno la data per esteso (formato aaaammgg)<text:line-break/> */<text:line-break/>int data_estesa(int giorno, int mese, int anno){<text:line-break/><text:tab/>int data_confronto = 0;<text:line-break/><text:line-break/><text:tab/>data_confronto = (anno*10000) + (mese*100) + (giorno);<text:line-break/><text:line-break/><text:tab/>return (data_confronto);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1S</meta:editing-duration>
    <meta:editing-cycles>3</meta:editing-cycles>
    <meta:generator>LibreOffice/5.4.1.2$Windows_x86 LibreOffice_project/ea7cb86e6eeb2bf3a5af73a8f7777ac570321527</meta:generator>
    <dc:date>2018-11-02T16:25:04.137000000</dc:date>
    <meta:document-statistic meta:table-count="0" meta:image-count="0" meta:object-count="0" meta:page-count="48" meta:paragraph-count="8" meta:word-count="9233" meta:character-count="71355" meta:non-whitespace-character-count="56915"/>
    <meta:user-defined meta:name="Info 1"/>
    <meta:user-defined meta:name="Info 2"/>
    <meta:user-defined meta:name="Info 3"/>
    <meta:user-defined meta:name="Info 4"/>
  </office:meta>
</office:document-meta>
</file>